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TeX Main" svg:font-family="'KaTeX Main'"/>
    <style:font-face style:name="KaTeX Main1" svg:font-family="'KaTeX Main', 'Times New Roman', serif"/>
    <style:font-face style:name="KaTeX Math" svg:font-family="'KaTeX Math'"/>
    <style:font-face style:name="KaTeX Size3" svg:font-family="'KaTeX Size3'"/>
    <style:font-face style:name="KaTeX Size4" svg:font-family="'KaTeX Size4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4" style:family="paragraph" style:parent-style-name="Heading_20_3">
      <style:paragraph-properties fo:margin-left="0in" fo:margin-right="0in" fo:margin-top="0in" fo:margin-bottom="0.1354in" style:contextual-spacing="false" fo:line-height="150%" fo:orphans="2" fo:widows="2" fo:text-indent="0in" style:auto-text-indent="false"/>
    </style:style>
    <style:style style:name="P5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404040" loext:opacity="100%" style:font-name="quote-cjk-patch" fo:font-size="13.5pt" fo:letter-spacing="normal" fo:font-style="normal" fo:font-weight="bold" loext:padding="0in" loext:border="none"/>
    </style:style>
    <style:style style:name="P6" style:family="paragraph" style:parent-style-name="Heading_20_4">
      <style:paragraph-properties fo:margin-left="0in" fo:margin-right="0in" fo:margin-top="0.1874in" fo:margin-bottom="0.1354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.1354in" fo:margin-bottom="0in" style:contextual-spacing="false" style:line-height-at-least="0.2917in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left="0in" fo:margin-right="0in" fo:margin-top="0.1354in" fo:margin-bottom="0.1354in" style:contextual-spacing="false" fo:line-height="120%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252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0.5pt" fo:letter-spacing="normal" fo:font-style="normal" fo:font-weight="normal" loext:padding="0in" loext:border="none"/>
    </style:style>
    <style:style style:name="P12" style:family="paragraph" style:parent-style-name="Text_20_body">
      <style:paragraph-properties fo:margin-left="0in" fo:margin-right="0in" fo:margin-top="0in" fo:margin-bottom="0.1252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.1252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6" style:family="paragraph" style:parent-style-name="Text_20_body">
      <style:paragraph-properties fo:margin-top="0in" fo:margin-bottom="0.1665in" style:contextual-spacing="false" style:line-height-at-least="0.2917in" fo:orphans="2" fo:widows="2"/>
      <style:text-properties fo:font-variant="normal" fo:text-transform="none" fo:color="#262626" loext:opacity="100%" style:font-name="quote-cjk-patch" fo:font-size="12pt" fo:letter-spacing="normal" fo:font-style="normal" fo:font-weight="normal" fo:background-color="#eff6ff" loext:padding="0in" loext:border="none"/>
    </style:style>
    <style:style style:name="P17" style:family="paragraph" style:parent-style-name="Text_20_body">
      <style:paragraph-properties fo:margin-left="0in" fo:margin-right="0in" fo:margin-top="0in" fo:margin-bottom="0.2083in" style:contextual-spacing="false" style:line-height-at-least="0.2917in" fo:orphans="2" fo:widows="2" fo:text-indent="0in" style:auto-text-indent="false"/>
      <style:text-properties fo:font-variant="normal" fo:text-transform="none" fo:color="#4d6bfe" loext:opacity="100%" style:font-name="quote-cjk-patch" fo:font-size="10.5pt" fo:letter-spacing="normal" fo:font-style="normal" fo:font-weight="normal" fo:background-color="#dbeafe" loext:padding="0in" loext:border="none"/>
    </style:style>
    <style:style style:name="P18" style:family="paragraph" style:parent-style-name="Text_20_body">
      <style:paragraph-properties fo:margin-left="0in" fo:margin-right="0.0417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dce0e9" loext:opacity="100%" style:font-name="quote-cjk-patch" fo:font-size="9pt" fo:letter-spacing="normal" fo:font-style="normal" fo:font-weight="normal" fo:background-color="#f3f4f6" loext:padding="0in" loext:border="none"/>
    </style:style>
    <style:style style:name="P19" style:family="paragraph" style:parent-style-name="Text_20_body">
      <style:paragraph-properties fo:margin-left="0in" fo:margin-right="0in" fo:margin-top="0.0626in" fo:margin-bottom="0.0626in" style:contextual-spacing="false" style:line-height-at-least="0.1457in" fo:orphans="2" fo:widows="2" fo:text-indent="0in" style:auto-text-indent="false"/>
      <style:text-properties fo:font-variant="normal" fo:text-transform="none" fo:color="#a3a3a3" loext:opacity="100%" style:font-name="quote-cjk-patch" fo:font-size="9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.1874in" fo:margin-bottom="0.1354in" style:contextual-spacing="false" fo:line-height="120%" fo:text-align="start" style:justify-single-word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.1354in" fo:margin-bottom="0.1354in" style:contextual-spacing="false" fo:line-height="120%" fo:orphans="2" fo:widows="2" fo:text-indent="0in" style:auto-text-indent="false"/>
    </style:style>
    <style:style style:name="P23" style:family="paragraph" style:parent-style-name="Horizontal_20_Line">
      <style:paragraph-properties fo:margin-top="0in" fo:margin-bottom="0.1252in" style:contextual-spacing="false" fo:orphans="2" fo:widows="2"/>
    </style:style>
    <style:style style:name="P24" style:family="paragraph" style:parent-style-name="Horizontal_20_Line">
      <style:paragraph-properties fo:margin-top="0in" fo:margin-bottom="0in" style:contextual-spacing="false" fo:orphans="2" fo:widows="2"/>
    </style:style>
    <style:style style:name="P25" style:family="paragraph" style:parent-style-name="Text_20_body">
      <style:paragraph-properties fo:margin-left="0in" fo:margin-right="0in" fo:margin-top="0in" fo:margin-bottom="0.1354in" style:contextual-spacing="false" style:line-height-at-least="0.2917in" fo:orphans="2" fo:widows="2" fo:text-indent="0in" style:auto-text-indent="false"/>
    </style:style>
    <style:style style:name="P2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27" style:family="paragraph" style:parent-style-name="Text_20_body">
      <style:paragraph-properties fo:margin-left="0in" fo:margin-right="0in" fo:margin-top="0.1354in" fo:margin-bottom="0in" style:contextual-spacing="false" style:line-height-at-least="0.2917in" fo:orphans="2" fo:widows="2" fo:text-indent="0in" style:auto-text-indent="false"/>
    </style:style>
    <style:style style:name="P28" style:family="paragraph" style:parent-style-name="Heading_20_1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9" style:family="paragraph" style:parent-style-name="Heading_20_2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30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  <style:text-properties fo:font-variant="normal" fo:text-transform="none" fo:color="#404040" loext:opacity="100%" style:font-name="quote-cjk-patch" fo:font-size="13.5pt" fo:letter-spacing="normal" fo:font-style="normal" fo:font-weight="bold" loext:padding="0in" loext:border="none"/>
    </style:style>
    <style:style style:name="P31" style:family="paragraph" style:parent-style-name="Heading_20_3">
      <style:paragraph-properties fo:margin-left="0in" fo:margin-right="0in" fo:margin-top="0in" fo:margin-bottom="0.1354in" style:contextual-spacing="false" fo:line-height="150%" fo:orphans="2" fo:widows="2" fo:text-indent="0in" style:auto-text-indent="false"/>
    </style:style>
    <style:style style:name="P32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33" style:family="paragraph" style:parent-style-name="Heading_20_3">
      <style:paragraph-properties fo:margin-left="0in" fo:margin-right="0in" fo:margin-top="0.1874in" fo:margin-bottom="0.1354in" style:contextual-spacing="false" fo:line-height="120%" fo:text-align="start" style:justify-single-word="false" fo:orphans="2" fo:widows="2" fo:text-indent="0in" style:auto-text-indent="false"/>
    </style:style>
    <style:style style:name="P34" style:family="paragraph" style:parent-style-name="Heading_20_4">
      <style:paragraph-properties fo:margin-left="0in" fo:margin-right="0in" fo:margin-top="0.1874in" fo:margin-bottom="0.1354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bold" loext:padding="0in" loext:border="none"/>
    </style:style>
    <style:style style:name="P35" style:family="paragraph" style:parent-style-name="Horizontal_20_Line">
      <style:paragraph-properties fo:margin-top="0in" fo:margin-bottom="0.1252in" style:contextual-spacing="false" fo:orphans="2" fo:widows="2"/>
    </style:style>
    <style:style style:name="P36" style:family="paragraph" style:parent-style-name="Horizontal_20_Line">
      <style:paragraph-properties fo:margin-top="0in" fo:margin-bottom="0in" style:contextual-spacing="false" fo:orphans="2" fo:widows="2"/>
    </style:style>
    <style:style style:name="P37" style:family="paragraph" style:parent-style-name="Standard">
      <style:paragraph-properties fo:margin-left="0in" fo:margin-right="0in" fo:margin-top="0in" fo:margin-bottom="0.1354in" style:contextual-spacing="false" style:line-height-at-least="0.2917in" fo:orphans="2" fo:widows="2" fo:text-indent="0in" style:auto-text-indent="false"/>
      <style:text-properties fo:font-variant="normal" fo:text-transform="none" fo:color="#262626" loext:opacity="100%" style:font-name="quote-cjk-patch" fo:font-size="12pt" fo:letter-spacing="normal" fo:font-style="normal" fo:font-weight="normal" fo:background-color="#eff6ff" loext:padding="0in" loext:border="none"/>
    </style:style>
    <style:style style:name="P38" style:family="paragraph" style:parent-style-name="Text_20_body" style:list-style-name="L1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39" style:family="paragraph" style:parent-style-name="Text_20_body" style:list-style-name="L2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0" style:family="paragraph" style:parent-style-name="Text_20_body" style:list-style-name="L3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1" style:family="paragraph" style:parent-style-name="Text_20_body" style:list-style-name="L8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2" style:family="paragraph" style:parent-style-name="Text_20_body" style:list-style-name="L12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3" style:family="paragraph" style:parent-style-name="Text_20_body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/>
    </style:style>
    <style:style style:name="P44" style:family="paragraph" style:parent-style-name="Text_20_body" style:list-style-name="L13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5" style:family="paragraph" style:parent-style-name="Text_20_body" style:list-style-name="L14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6" style:family="paragraph" style:parent-style-name="Text_20_body" style:list-style-name="L19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</style:style>
    <style:style style:name="P47" style:family="paragraph" style:parent-style-name="Text_20_body" style:list-style-name="L2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</style:style>
    <style:style style:name="P48" style:family="paragraph" style:parent-style-name="Text_20_body" style:list-style-name="L2">
      <style:paragraph-properties fo:margin-left="0in" fo:margin-right="0in" fo:margin-top="0in" fo:margin-bottom="0.0417in" style:contextual-spacing="false" fo:line-height="120%" fo:orphans="2" fo:widows="2" fo:text-indent="0in" style:auto-text-indent="false" fo:padding="0in" fo:border="none"/>
    </style:style>
    <style:style style:name="P49" style:family="paragraph" style:parent-style-name="Text_20_body" style:list-style-name="L8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</style:style>
    <style:style style:name="P50" style:family="paragraph" style:parent-style-name="Text_20_body">
      <style:paragraph-properties fo:margin-left="0in" fo:margin-right="0in" fo:margin-top="0.1354in" fo:margin-bottom="0.1354in" style:contextual-spacing="false" fo:line-height="120%" fo:orphans="2" fo:widows="2" fo:text-indent="0in" style:auto-text-indent="false"/>
    </style:style>
    <style:style style:name="P51" style:family="paragraph" style:parent-style-name="Text_20_body" style:list-style-name="L13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</style:style>
    <style:style style:name="P52" style:family="paragraph" style:parent-style-name="Text_20_body" style:list-style-name="L13">
      <style:paragraph-properties fo:margin-left="0in" fo:margin-right="0in" fo:margin-top="0in" fo:margin-bottom="0.0417in" style:contextual-spacing="false" fo:line-height="120%" fo:orphans="2" fo:widows="2" fo:text-indent="0in" style:auto-text-indent="false" fo:padding="0in" fo:border="none"/>
    </style:style>
    <style:style style:name="P53" style:family="paragraph" style:parent-style-name="Text_20_body" style:list-style-name="L19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</style:style>
    <style:style style:name="P54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5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6" style:family="paragraph" style:parent-style-name="Text_20_body" style:list-style-name="L3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7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58" style:family="paragraph" style:parent-style-name="Text_20_body" style:list-style-name="L5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9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0" style:family="paragraph" style:parent-style-name="Text_20_body" style:list-style-name="L8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1" style:family="paragraph" style:parent-style-name="Text_20_body" style:list-style-name="L9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2" style:family="paragraph" style:parent-style-name="Text_20_body" style:list-style-name="L10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3" style:family="paragraph" style:parent-style-name="Text_20_body" style:list-style-name="L10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4" style:family="paragraph" style:parent-style-name="Text_20_body" style:list-style-name="L1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5" style:family="paragraph" style:parent-style-name="Text_20_body">
      <style:paragraph-properties fo:margin-left="0in" fo:margin-right="0in" fo:margin-top="0in" fo:margin-bottom="0.1354in" style:contextual-spacing="false" style:line-height-at-least="0.2917in" fo:orphans="2" fo:widows="2" fo:text-indent="0in" style:auto-text-indent="false"/>
    </style:style>
    <style:style style:name="P66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67" style:family="paragraph" style:parent-style-name="Text_20_body">
      <style:paragraph-properties fo:margin-left="0in" fo:margin-right="0in" fo:margin-top="0.1354in" fo:margin-bottom="0in" style:contextual-spacing="false" style:line-height-at-least="0.2917in" fo:orphans="2" fo:widows="2" fo:text-indent="0in" style:auto-text-indent="false"/>
    </style:style>
    <style:style style:name="P68" style:family="paragraph" style:parent-style-name="Text_20_body" style:list-style-name="L1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69" style:family="paragraph" style:parent-style-name="Text_20_body" style:list-style-name="L13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0" style:family="paragraph" style:parent-style-name="Text_20_body" style:list-style-name="L14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1" style:family="paragraph" style:parent-style-name="Text_20_body" style:list-style-name="L1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2" style:family="paragraph" style:parent-style-name="Text_20_body" style:list-style-name="L16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3" style:family="paragraph" style:parent-style-name="Text_20_body" style:list-style-name="L1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4" style:family="paragraph" style:parent-style-name="Text_20_body" style:list-style-name="L19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5" style:family="paragraph" style:parent-style-name="Text_20_body" style:list-style-name="L20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6" style:family="paragraph" style:parent-style-name="Text_20_body" style:list-style-name="L2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7" style:family="paragraph" style:parent-style-name="Text_20_body" style:list-style-name="L2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78" style:family="paragraph" style:parent-style-name="Text_20_body" style:list-style-name="L2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9" style:family="paragraph" style:parent-style-name="Text_20_body" style:list-style-name="L1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0" style:family="paragraph" style:parent-style-name="Text_20_body" style:list-style-name="L12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1" style:family="paragraph" style:parent-style-name="Text_20_body" style:list-style-name="L2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2" style:family="paragraph" style:parent-style-name="Text_20_body">
      <style:paragraph-properties fo:margin-left="0in" fo:margin-right="0in" fo:margin-top="0.1354in" fo:margin-bottom="0.1354in" style:contextual-spacing="false" fo:line-height="120%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3" style:family="paragraph" style:parent-style-name="Text_20_body" style:list-style-name="L13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4" style:family="paragraph" style:parent-style-name="Text_20_body" style:list-style-name="L2">
      <style:paragraph-properties fo:margin-left="0in" fo:margin-right="0in" fo:margin-top="0.0417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5" style:family="paragraph" style:parent-style-name="Text_20_body" style:list-style-name="L3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6" style:family="paragraph" style:parent-style-name="Text_20_body" style:list-style-name="L7">
      <style:paragraph-properties fo:margin-left="0in" fo:margin-right="0in" fo:margin-top="0in" fo:margin-bottom="0.0417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7" style:family="paragraph" style:parent-style-name="Text_20_body" style:list-style-name="L8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8" style:family="paragraph" style:parent-style-name="Text_20_body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89" style:family="paragraph" style:parent-style-name="Text_20_body" style:list-style-name="L13">
      <style:paragraph-properties fo:margin-left="0in" fo:margin-right="0in" fo:margin-top="0.0417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0" style:family="paragraph" style:parent-style-name="Text_20_body" style:list-style-name="L14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1" style:family="paragraph" style:parent-style-name="Text_20_body" style:list-style-name="L18">
      <style:paragraph-properties fo:margin-left="0in" fo:margin-right="0in" fo:margin-top="0in" fo:margin-bottom="0.0417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2" style:family="paragraph" style:parent-style-name="Text_20_body" style:list-style-name="L19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3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4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5" style:family="paragraph" style:parent-style-name="Text_20_body">
      <style:paragraph-properties fo:margin-left="0in" fo:margin-right="0in" fo:margin-top="0.1354in" fo:margin-bottom="0in" style:contextual-spacing="false" style:line-height-at-least="0.2917in" fo:orphans="2" fo:widows="2" fo:text-indent="0in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6" style:family="paragraph" style:parent-style-name="Text_20_body" style:list-style-name="L1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P97" style:family="paragraph" style:parent-style-name="Text_20_body">
      <style:paragraph-properties fo:margin-left="0in" fo:margin-right="0in" fo:margin-top="0in" fo:margin-bottom="0.1252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quote-cjk-patch" fo:font-size="10.5pt" fo:letter-spacing="normal" fo:font-style="normal" fo:font-weight="normal" loext:padding="0in" loext:border="none"/>
    </style:style>
    <style:style style:name="P98" style:family="paragraph" style:parent-style-name="Text_20_body" style:list-style-name="L2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99" style:family="paragraph" style:parent-style-name="Text_20_body">
      <style:paragraph-properties fo:margin-left="0in" fo:margin-right="0in" fo:margin-top="0in" fo:margin-bottom="0.1252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1" style:family="paragraph" style:parent-style-name="Text_20_body" style:list-style-name="L13">
      <style:paragraph-properties fo:margin-left="0in" fo:margin-right="0in" fo:margin-top="0.1354in" fo:margin-bottom="0.1354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2" style:family="paragraph" style:parent-style-name="Text_20_body" style:list-style-name="L7">
      <style:paragraph-properties fo:margin-left="0in" fo:margin-right="0in" fo:margin-top="0.1354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3" style:family="paragraph" style:parent-style-name="Text_20_body">
      <style:paragraph-properties fo:margin-left="0in" fo:margin-right="0in" fo:margin-top="0in" fo:margin-bottom="0.1252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5" style:family="paragraph" style:parent-style-name="Text_20_body" style:list-style-name="L18">
      <style:paragraph-properties fo:margin-left="0in" fo:margin-right="0in" fo:margin-top="0.1354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0.5pt" fo:letter-spacing="normal" fo:font-style="normal" fo:font-weight="normal" loext:padding="0in" loext:border="none"/>
    </style:style>
    <style:style style:name="P106" style:family="paragraph" style:parent-style-name="Text_20_body" style:list-style-name="L6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2pt" fo:letter-spacing="normal" fo:font-style="normal" fo:font-weight="normal" loext:padding="0in" loext:border="none"/>
    </style:style>
    <style:style style:name="P107" style:family="paragraph" style:parent-style-name="Text_20_body" style:list-style-name="L17"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padding="0in" fo:border="none"/>
      <style:text-properties fo:font-variant="normal" fo:text-transform="none" fo:color="#404040" loext:opacity="100%" style:font-name="KaTeX Main1" fo:font-size="12pt" fo:letter-spacing="normal" fo:font-style="normal" fo:font-weight="normal" loext:padding="0in" loext:border="none"/>
    </style:style>
    <style:style style:name="P108" style:family="paragraph" style:parent-style-name="Text_20_body" style:list-style-name="L4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fo:letter-spacing="normal" loext:padding="0in" loext:border="none"/>
    </style:style>
    <style:style style:name="P109" style:family="paragraph" style:parent-style-name="Text_20_body" style:list-style-name="L15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 fo:padding="0in" fo:border="none"/>
      <style:text-properties fo:font-variant="normal" fo:text-transform="none" fo:color="#404040" loext:opacity="100%" fo:letter-spacing="normal" loext:padding="0in" loext:border="none"/>
    </style:style>
    <style:style style:name="P110" style:family="paragraph" style:parent-style-name="Text_20_body">
      <style:paragraph-properties fo:margin-top="0in" fo:margin-bottom="0.1665in" style:contextual-spacing="false" style:line-height-at-least="0.2917in" fo:orphans="2" fo:widows="2"/>
      <style:text-properties fo:font-variant="normal" fo:text-transform="none" fo:color="#262626" loext:opacity="100%" style:font-name="quote-cjk-patch" fo:font-size="12pt" fo:letter-spacing="normal" fo:font-style="normal" fo:font-weight="normal" fo:background-color="#eff6ff" loext:padding="0in" loext:border="none"/>
    </style:style>
    <style:style style:name="P111" style:family="paragraph" style:parent-style-name="Text_20_body">
      <style:paragraph-properties fo:margin-left="0in" fo:margin-right="0in" fo:margin-top="0in" fo:margin-bottom="0.2083in" style:contextual-spacing="false" style:line-height-at-least="0.2917in" fo:orphans="2" fo:widows="2" fo:text-indent="0in" style:auto-text-indent="false"/>
      <style:text-properties fo:font-variant="normal" fo:text-transform="none" fo:color="#4d6bfe" loext:opacity="100%" style:font-name="quote-cjk-patch" fo:font-size="10.5pt" fo:letter-spacing="normal" fo:font-style="normal" fo:font-weight="normal" fo:background-color="#dbeafe" loext:padding="0in" loext:border="none"/>
    </style:style>
    <style:style style:name="P112" style:family="paragraph" style:parent-style-name="Text_20_body">
      <style:paragraph-properties fo:margin-left="0in" fo:margin-right="0.0417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dce0e9" loext:opacity="100%" style:font-name="quote-cjk-patch" fo:font-size="9pt" fo:letter-spacing="normal" fo:font-style="normal" fo:font-weight="normal" fo:background-color="#f3f4f6" loext:padding="0in" loext:border="none"/>
    </style:style>
    <style:style style:name="P113" style:family="paragraph" style:parent-style-name="Text_20_body">
      <style:paragraph-properties fo:margin-left="0in" fo:margin-right="0in" fo:margin-top="0.0626in" fo:margin-bottom="0.0626in" style:contextual-spacing="false" style:line-height-at-least="0.1457in" fo:orphans="2" fo:widows="2" fo:text-indent="0in" style:auto-text-indent="false"/>
      <style:text-properties fo:font-variant="normal" fo:text-transform="none" fo:color="#a3a3a3" loext:opacity="100%" style:font-name="quote-cjk-patch" fo:font-size="9pt" fo:letter-spacing="normal" fo:font-style="normal" fo:font-weight="normal"/>
    </style:style>
    <style:style style:name="T1" style:family="text">
      <style:text-properties style:font-name="quote-cjk-patch" fo:font-size="12pt" fo:font-style="normal" fo:font-weight="norm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404040" loext:opacity="100%" style:font-name="quote-cjk-patch" fo:font-size="13.5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404040" loext:opacity="100%" style:font-name="quote-cjk-patch" fo:font-size="20.25pt" fo:letter-spacing="normal" fo:font-style="normal" fo:font-weight="bold" loext:padding="0in" loext:border="none"/>
    </style:style>
    <style:style style:name="T6" style:family="text">
      <style:text-properties fo:font-variant="normal" fo:text-transform="none" fo:color="#404040" loext:opacity="100%" style:font-name="quote-cjk-patch" fo:font-size="16.5pt" fo:letter-spacing="normal" fo:font-style="normal" fo:font-weight="bold" loext:padding="0in" loext:border="none"/>
    </style:style>
    <style:style style:name="T7" style:family="text">
      <style:text-properties fo:font-variant="normal" fo:text-transform="none" fo:color="#404040" loext:opacity="100%" style:font-name="KaTeX Math" fo:font-size="12pt" fo:letter-spacing="normal" fo:font-style="italic" fo:font-weight="normal" loext:padding="0in" loext:border="none"/>
    </style:style>
    <style:style style:name="T8" style:family="text">
      <style:text-properties fo:font-variant="normal" fo:text-transform="none" fo:color="#404040" loext:opacity="100%" style:font-name="KaTeX Math" fo:font-size="13.5pt" fo:letter-spacing="normal" fo:font-style="italic" fo:font-weight="normal" loext:padding="0in" loext:border="none"/>
    </style:style>
    <style:style style:name="T9" style:family="text">
      <style:text-properties fo:font-variant="normal" fo:text-transform="none" fo:color="#404040" loext:opacity="100%" style:font-name="KaTeX Main1" fo:font-size="12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404040" loext:opacity="100%" style:font-name="KaTeX Main1" fo:font-size="13.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in" loext:border="none"/>
    </style:style>
    <style:style style:name="T12" style:family="text">
      <style:text-properties style:font-name="KaTeX Main1"/>
    </style:style>
    <style:style style:name="T13" style:family="text">
      <style:text-properties style:font-name="KaTeX Main1" fo:font-weight="normal"/>
    </style:style>
    <style:style style:name="T14" style:family="text">
      <style:text-properties style:font-name="KaTeX Main1" fo:font-size="12pt" fo:font-style="normal" fo:font-weight="normal"/>
    </style:style>
    <style:style style:name="T15" style:family="text">
      <style:text-properties style:font-name="KaTeX Math" fo:font-style="italic"/>
    </style:style>
    <style:style style:name="T16" style:family="text">
      <style:text-properties style:font-name="KaTeX Math" fo:font-style="italic" fo:font-weight="normal"/>
    </style:style>
    <style:style style:name="T17" style:family="text">
      <style:text-properties style:font-name="KaTeX Size3"/>
    </style:style>
    <style:style style:name="T18" style:family="text">
      <style:text-properties style:font-name="KaTeX Size3" fo:font-size="12pt" fo:font-style="normal" fo:font-weight="normal"/>
    </style:style>
    <style:style style:name="T19" style:family="text">
      <style:text-properties style:font-name="KaTeX Main" fo:font-weight="bold"/>
    </style:style>
    <style:style style:name="T20" style:family="text">
      <style:text-properties style:font-name="KaTeX Size4"/>
    </style:style>
    <style:style style:name="T21" style:family="text">
      <style:text-properties fo:color="#404040" loext:opacity="10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-0.1965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57" text:anchor-type="page" text:anchor-page-number="1" svg:x="0in" svg:y="-0.0209in" svg:width="0.3335in" draw:z-index="156">
        <draw:text-box fo:min-height="0.3335in">
          <text:p text:style-name="Text_20_body"/>
        </draw:text-box>
      </draw:frame>
      <draw:frame draw:style-name="fr2" draw:name="Frame156" text:anchor-type="page" text:anchor-page-number="1" svg:x="0in" svg:y="-0.0209in" svg:width="0.3335in" draw:z-index="155">
        <draw:text-box fo:min-height="0.3335in">
          <text:p text:style-name="Text_20_body"/>
        </draw:text-box>
      </draw:frame>
      <draw:frame draw:style-name="fr2" draw:name="Frame121" text:anchor-type="page" text:anchor-page-number="1" svg:x="0in" svg:y="-0.0209in" svg:width="0.3335in" draw:z-index="120">
        <draw:text-box fo:min-height="0.3335in">
          <text:p text:style-name="Text_20_body"/>
        </draw:text-box>
      </draw:frame>
      <draw:frame draw:style-name="fr2" draw:name="Frame87" text:anchor-type="page" text:anchor-page-number="1" svg:x="0in" svg:y="-0.0209in" svg:width="0.3335in" draw:z-index="86">
        <draw:text-box fo:min-height="0.3335in">
          <text:p text:style-name="Text_20_body"/>
        </draw:text-box>
      </draw:frame>
      <draw:frame draw:style-name="fr3" draw:name="Frame34" text:anchor-type="page" text:anchor-page-number="1" svg:x="0in" svg:y="-0.0209in" svg:width="0.3335in" draw:z-index="33">
        <draw:text-box fo:min-height="0.3335in">
          <text:p text:style-name="Text_20_body"/>
        </draw:text-box>
      </draw:frame>
      <draw:frame draw:style-name="fr3" draw:name="Frame69" text:anchor-type="page" text:anchor-page-number="1" svg:x="0in" svg:y="-0.0209in" svg:width="0.3335in" draw:z-index="68">
        <draw:text-box fo:min-height="0.3335in">
          <text:p text:style-name="Text_20_body"/>
        </draw:text-box>
      </draw:frame>
      <draw:frame draw:style-name="fr3" draw:name="Frame70" text:anchor-type="page" text:anchor-page-number="1" svg:x="0in" svg:y="-0.0209in" svg:width="0.3335in" draw:z-index="69">
        <draw:text-box fo:min-height="0.3335in">
          <text:p text:style-name="Text_20_body"/>
        </draw:text-box>
      </draw:frame>
      <text:p text:style-name="P37"><text:span text:style-name="T21">can you give me simple examples of eigen vectors and values with the associated matrix</text:span></text:p>
      <text:p text:style-name="P25"><text:span text:style-name="T2">Certainly! Let's go through a simple example of a </text:span><text:span text:style-name="Strong_20_Emphasis"><text:span text:style-name="T3">2×2 matrix</text:span></text:span><text:span text:style-name="T2">, its </text:span><text:span text:style-name="Strong_20_Emphasis"><text:span text:style-name="T3">eigenvalues</text:span></text:span><text:span text:style-name="T2">, and corresponding </text:span><text:span text:style-name="Strong_20_Emphasis"><text:span text:style-name="T3">eigenvectors</text:span></text:span><text:span text:style-name="T2">.</text:span></text:p>
      <text:h text:style-name="P5" text:outline-level="3">Example Matrix:</text:h>
      <text:p text:style-name="P10">Consider the matrix <draw:frame draw:style-name="fr1" draw:name="Frame88" text:anchor-type="char" svg:width="0.0161in" draw:z-index="87"><draw:text-box fo:min-height="0.0161in"><text:p text:style-name="Text_20_body"/></draw:text-box></draw:frame><text:span text:style-name="T15">A</text:span>:</text:p>
      <text:p text:style-name="P12"><draw:frame draw:style-name="fr1" draw:name="Frame89" text:anchor-type="char" svg:width="0.0161in" draw:z-index="88"><draw:text-box fo:min-height="0.0161in"><text:p text:style-name="Text_20_body"/></draw:text-box></draw:frame><text:span text:style-name="T15">A</text:span>=<text:span text:style-name="T17">[</text:span>42​13​<text:span text:style-name="T17">]</text:span></text:p>
      <text:h text:style-name="P5" text:outline-level="3">Step 1: Find the Eigenvalues</text:h>
      <text:p text:style-name="P22"><text:span text:style-name="T2">The eigenvalues (</text:span><draw:frame draw:style-name="fr1" draw:name="Frame90" text:anchor-type="char" svg:width="0.0161in" draw:z-index="89"><draw:text-box fo:min-height="0.0161in"><text:p text:style-name="Text_20_body"/></draw:text-box></draw:frame><text:span text:style-name="T7">λ</text:span><text:span text:style-name="T2">) are found by solving the </text:span><text:span text:style-name="Strong_20_Emphasis"><text:span text:style-name="T3">characteristic equation</text:span></text:span><text:span text:style-name="T2">:</text:span></text:p>
      <text:p text:style-name="P12"><draw:frame draw:style-name="fr1" draw:name="Frame91" text:anchor-type="char" svg:width="0.0161in" draw:z-index="90"><draw:text-box fo:min-height="0.0161in"><text:p text:style-name="Text_20_body"/></draw:text-box></draw:frame>det(<text:span text:style-name="T15">A</text:span>−<text:span text:style-name="T15">λI</text:span>)=0</text:p>
      <text:p text:style-name="P10">Where <draw:frame draw:style-name="fr1" draw:name="Frame92" text:anchor-type="char" svg:width="0.0161in" draw:z-index="91"><draw:text-box fo:min-height="0.0161in"><text:p text:style-name="Text_20_body"/></draw:text-box></draw:frame><text:span text:style-name="T15">I</text:span> is the identity matrix. So:</text:p>
      <text:p text:style-name="P12"><draw:frame draw:style-name="fr1" draw:name="Frame93" text:anchor-type="char" svg:width="0.0161in" draw:z-index="92"><draw:text-box fo:min-height="0.0161in"><text:p text:style-name="Text_20_body"/></draw:text-box></draw:frame><text:span text:style-name="T15">A</text:span>−<text:span text:style-name="T15">λI</text:span>=<text:span text:style-name="T17">[</text:span>4−<text:span text:style-name="T15">λ</text:span>2​13−<text:span text:style-name="T15">λ</text:span>​<text:span text:style-name="T17">]</text:span></text:p>
      <text:p text:style-name="P7">Now, compute the determinant:</text:p>
      <text:p text:style-name="P11"><draw:frame draw:style-name="fr1" draw:name="Frame94" text:anchor-type="char" svg:width="0.0161in" draw:z-index="93"><draw:text-box fo:min-height="0.0161in"><text:p text:style-name="Text_20_body"/></draw:text-box></draw:frame><text:span text:style-name="T12">det(</text:span><text:span text:style-name="T15">A</text:span><text:span text:style-name="T12">−</text:span><text:span text:style-name="T15">λI</text:span><text:span text:style-name="T12">)=(4−</text:span><text:span text:style-name="T15">λ</text:span><text:span text:style-name="T12">)(3−</text:span><text:span text:style-name="T15">λ</text:span><text:span text:style-name="T12">)−(1)(2)=0</text:span><draw:frame draw:style-name="fr1" draw:name="Frame95" text:anchor-type="char" svg:width="0.0161in" draw:z-index="94"><draw:text-box fo:min-height="0.0161in"><text:p text:style-name="Text_20_body"/></draw:text-box></draw:frame><text:span text:style-name="T15">λ</text:span><text:span text:style-name="T12">2−7</text:span><text:span text:style-name="T15">λ</text:span><text:span text:style-name="T12">+10=0</text:span></text:p>
      <text:p text:style-name="P7">Solve the quadratic equation:</text:p>
      <text:p text:style-name="P12"><draw:frame draw:style-name="fr1" draw:name="Frame96" text:anchor-type="char" svg:width="0.0161in" draw:z-index="95"><draw:text-box fo:min-height="0.0161in"><text:p text:style-name="Text_20_body"/></draw:text-box></draw:frame><text:span text:style-name="T15">λ</text:span>=27±49−40​​=27±3​</text:p>
      <text:p text:style-name="P7">So, the eigenvalues are:</text:p>
      <text:p text:style-name="P14"><draw:frame draw:style-name="fr1" draw:name="Frame97" text:anchor-type="char" svg:width="0.0161in" draw:z-index="96"><draw:text-box fo:min-height="0.0161in"><text:p text:style-name="Text_20_body"/></draw:text-box></draw:frame><text:span text:style-name="T15">λ</text:span>1​=5,<text:span text:style-name="T15">λ</text:span>2​=2</text:p>
      <text:h text:style-name="P5" text:outline-level="3">Step 2: Find the Eigenvectors</text:h>
      <text:p text:style-name="P10">For each eigenvalue, we solve <draw:frame draw:style-name="fr1" draw:name="Frame98" text:anchor-type="char" svg:width="0.0161in" draw:z-index="97"><draw:text-box fo:min-height="0.0161in"><text:p text:style-name="Text_20_body"/></draw:text-box></draw:frame><text:span text:style-name="T12">(</text:span><text:span text:style-name="T15">A</text:span><text:span text:style-name="T12">−</text:span><text:span text:style-name="T15">λI</text:span><text:span text:style-name="T12">)</text:span><text:span text:style-name="T19">v</text:span><text:span text:style-name="T12">=0</text:span>.</text:p>
      <text:h text:style-name="P6" text:outline-level="4">For <draw:frame draw:style-name="fr1" draw:name="Frame99" text:anchor-type="char" svg:width="0.0161in" draw:z-index="98"><draw:text-box fo:min-height="0.0161in"><text:p text:style-name="Text_20_body"/></draw:text-box></draw:frame><text:span text:style-name="T16">λ</text:span><text:span text:style-name="T13">1​=5</text:span>:</text:h>
      <text:p text:style-name="P12"><draw:frame draw:style-name="fr1" draw:name="Frame100" text:anchor-type="char" svg:width="0.0161in" draw:z-index="99"><draw:text-box fo:min-height="0.0161in"><text:p text:style-name="Text_20_body"/></draw:text-box></draw:frame><text:span text:style-name="T15">A</text:span>−5<text:span text:style-name="T15">I</text:span>=<text:span text:style-name="T17">[</text:span>−12​1−2​<text:span text:style-name="T17">]</text:span></text:p>
      <text:p text:style-name="P7"><text:soft-page-break/>The system becomes:</text:p>
      <text:p text:style-name="P14"><draw:frame draw:style-name="fr1" draw:name="Frame101" text:anchor-type="char" svg:width="0.0161in" draw:z-index="100"><draw:text-box fo:min-height="0.0161in"><text:p text:style-name="Text_20_body"/></draw:text-box></draw:frame><text:span text:style-name="T20">{</text:span>−<text:span text:style-name="T15">v</text:span>1​+<text:span text:style-name="T15">v</text:span>2​=02<text:span text:style-name="T15">v</text:span>1​−2<text:span text:style-name="T15">v</text:span>2​=0​</text:p>
      <text:p text:style-name="P9">Both equations reduce to <draw:frame draw:style-name="fr1" draw:name="Frame102" text:anchor-type="char" svg:width="0.0161in" draw:z-index="101"><draw:text-box fo:min-height="0.0161in"><text:p text:style-name="Text_20_body"/></draw:text-box></draw:frame><text:span text:style-name="T15">v</text:span><text:span text:style-name="T12">1​=</text:span><text:span text:style-name="T15">v</text:span><text:span text:style-name="T12">2​</text:span>. So, the eigenvector can be:</text:p>
      <text:p text:style-name="P12"><draw:frame draw:style-name="fr1" draw:name="Frame103" text:anchor-type="char" svg:width="0.0161in" draw:z-index="102"><draw:text-box fo:min-height="0.0161in"><text:p text:style-name="Text_20_body"/></draw:text-box></draw:frame><text:span text:style-name="T19">v</text:span>1​=<text:span text:style-name="T17">[</text:span>11​<text:span text:style-name="T17">]</text:span></text:p>
      <text:p text:style-name="P26"><text:span text:style-name="Emphasis"><text:span text:style-name="T2">(Any scalar multiple of this is also an eigenvector.)</text:span></text:span></text:p>
      <text:h text:style-name="P6" text:outline-level="4">For <draw:frame draw:style-name="fr1" draw:name="Frame104" text:anchor-type="char" svg:width="0.0161in" draw:z-index="103"><draw:text-box fo:min-height="0.0161in"><text:p text:style-name="Text_20_body"/></draw:text-box></draw:frame><text:span text:style-name="T16">λ</text:span><text:span text:style-name="T13">2​=2</text:span>:</text:h>
      <text:p text:style-name="P12"><draw:frame draw:style-name="fr1" draw:name="Frame105" text:anchor-type="char" svg:width="0.0161in" draw:z-index="104"><draw:text-box fo:min-height="0.0161in"><text:p text:style-name="Text_20_body"/></draw:text-box></draw:frame><text:span text:style-name="T15">A</text:span>−2<text:span text:style-name="T15">I</text:span>=<text:span text:style-name="T17">[</text:span>22​11​<text:span text:style-name="T17">]</text:span></text:p>
      <text:p text:style-name="P7">The system becomes:</text:p>
      <text:p text:style-name="P14"><draw:frame draw:style-name="fr1" draw:name="Frame106" text:anchor-type="char" svg:width="0.0161in" draw:z-index="105"><draw:text-box fo:min-height="0.0161in"><text:p text:style-name="Text_20_body"/></draw:text-box></draw:frame>2<text:span text:style-name="T15">v</text:span>1​+<text:span text:style-name="T15">v</text:span>2​=0</text:p>
      <text:p text:style-name="P9">We can choose <draw:frame draw:style-name="fr1" draw:name="Frame107" text:anchor-type="char" svg:width="0.0161in" draw:z-index="106"><draw:text-box fo:min-height="0.0161in"><text:p text:style-name="Text_20_body"/></draw:text-box></draw:frame><text:span text:style-name="T15">v</text:span><text:span text:style-name="T12">1​=1</text:span>, then <draw:frame draw:style-name="fr1" draw:name="Frame108" text:anchor-type="char" svg:width="0.0161in" draw:z-index="107"><draw:text-box fo:min-height="0.0161in"><text:p text:style-name="Text_20_body"/></draw:text-box></draw:frame><text:span text:style-name="T15">v</text:span><text:span text:style-name="T12">2​=−2</text:span>. So, the eigenvector is:</text:p>
      <text:p text:style-name="P12"><draw:frame draw:style-name="fr1" draw:name="Frame109" text:anchor-type="char" svg:width="0.0161in" draw:z-index="108"><draw:text-box fo:min-height="0.0161in"><text:p text:style-name="Text_20_body"/></draw:text-box></draw:frame><text:span text:style-name="T19">v</text:span>2​=<text:span text:style-name="T17">[</text:span>1−2​<text:span text:style-name="T17">]</text:span></text:p>
      <text:h text:style-name="P5" text:outline-level="3">Summary:</text:h>
      <text:list xml:id="list1877503161" text:style-name="L12">
        <text:list-item>
          <text:p text:style-name="P42"><text:span text:style-name="Strong_20_Emphasis"><text:span text:style-name="T3">Eigenvalues:</text:span></text:span><text:span text:style-name="T2"> </text:span><draw:frame draw:style-name="fr1" draw:name="Frame110" text:anchor-type="char" svg:width="0.0161in" draw:z-index="109"><draw:text-box fo:min-height="0.0161in"><text:p text:style-name="Text_20_body"/></draw:text-box></draw:frame><text:span text:style-name="T7">λ</text:span><text:span text:style-name="T9">1​=5</text:span><text:span text:style-name="T2">, </text:span><draw:frame draw:style-name="fr1" draw:name="Frame111" text:anchor-type="char" svg:width="0.0161in" draw:z-index="110"><draw:text-box fo:min-height="0.0161in"><text:p text:style-name="Text_20_body"/></draw:text-box></draw:frame><text:span text:style-name="T7">λ</text:span><text:span text:style-name="T9">2​=2</text:span></text:p>
        </text:list-item>
        <text:list-item>
          <text:p text:style-name="P68"><text:span text:style-name="Strong_20_Emphasis"><text:span text:style-name="T3">Eigenvectors:</text:span></text:span></text:p>
          <text:list>
            <text:list-item>
              <text:p text:style-name="P80">For <draw:frame draw:style-name="fr1" draw:name="Frame112" text:anchor-type="char" svg:width="0.0161in" draw:z-index="111"><draw:text-box fo:min-height="0.0161in"><text:p text:style-name="Text_20_body"/></draw:text-box></draw:frame><text:span text:style-name="T15">λ</text:span><text:span text:style-name="T12">1​=5</text:span>: <draw:frame draw:style-name="fr1" draw:name="Frame113" text:anchor-type="char" svg:width="0.0161in" draw:z-index="112"><draw:text-box fo:min-height="0.0161in"><text:p text:style-name="Text_20_body"/></draw:text-box></draw:frame><text:span text:style-name="T19">v</text:span><text:span text:style-name="T12">1​=</text:span><text:span text:style-name="T17">[</text:span><text:span text:style-name="T12">11​</text:span><text:span text:style-name="T17">]</text:span></text:p>
            </text:list-item>
            <text:list-item>
              <text:p text:style-name="P80">For <draw:frame draw:style-name="fr1" draw:name="Frame114" text:anchor-type="char" svg:width="0.0161in" draw:z-index="113"><draw:text-box fo:min-height="0.0161in"><text:p text:style-name="Text_20_body"/></draw:text-box></draw:frame><text:span text:style-name="T15">λ</text:span><text:span text:style-name="T12">2​=2</text:span>: <draw:frame draw:style-name="fr1" draw:name="Frame115" text:anchor-type="char" svg:width="0.0161in" draw:z-index="114"><draw:text-box fo:min-height="0.0161in"><text:p text:style-name="Text_20_body"/></draw:text-box></draw:frame><text:span text:style-name="T19">v</text:span><text:span text:style-name="T12">2​=</text:span><text:span text:style-name="T17">[</text:span><text:span text:style-name="T12">1−2​</text:span><text:span text:style-name="T17">]</text:span></text:p>
            </text:list-item>
          </text:list>
        </text:list-item>
      </text:list>
      <text:h text:style-name="P5" text:outline-level="3">Verification:</text:h>
      <text:p text:style-name="P9">Let's verify <draw:frame draw:style-name="fr1" draw:name="Frame116" text:anchor-type="char" svg:width="0.0161in" draw:z-index="115"><draw:text-box fo:min-height="0.0161in"><text:p text:style-name="Text_20_body"/></draw:text-box></draw:frame><text:span text:style-name="T15">A</text:span><text:span text:style-name="T19">v</text:span><text:span text:style-name="T12">1​=</text:span><text:span text:style-name="T15">λ</text:span><text:span text:style-name="T12">1​</text:span><text:span text:style-name="T19">v</text:span><text:span text:style-name="T12">1​</text:span>:</text:p>
      <text:p text:style-name="P14"><draw:frame draw:style-name="fr1" draw:name="Frame117" text:anchor-type="char" svg:width="0.0161in" draw:z-index="116"><draw:text-box fo:min-height="0.0161in"><text:p text:style-name="Text_20_body"/></draw:text-box></draw:frame><text:span text:style-name="T15">A</text:span><text:span text:style-name="T19">v</text:span>1​=<text:span text:style-name="T17">[</text:span>42​13​<text:span text:style-name="T17">][</text:span>11​<text:span text:style-name="T17">]</text:span>=<text:span text:style-name="T17">[</text:span>55​<text:span text:style-name="T17">]</text:span>=5<text:span text:style-name="T17">[</text:span>11​<text:span text:style-name="T17">]</text:span>=<text:span text:style-name="T15">λ</text:span>1​<text:span text:style-name="T19">v</text:span>1​</text:p>
      <text:p text:style-name="P9">Similarly, for <draw:frame draw:style-name="fr1" draw:name="Frame118" text:anchor-type="char" svg:width="0.0161in" draw:z-index="117"><draw:text-box fo:min-height="0.0161in"><text:p text:style-name="Text_20_body"/></draw:text-box></draw:frame><text:span text:style-name="T19">v</text:span><text:span text:style-name="T12">2​</text:span>:</text:p>
      <text:p text:style-name="P14"><draw:frame draw:style-name="fr1" draw:name="Frame119" text:anchor-type="char" svg:width="0.0161in" draw:z-index="118"><draw:text-box fo:min-height="0.0161in"><text:p text:style-name="Text_20_body"/></draw:text-box></draw:frame><text:span text:style-name="T15">A</text:span><text:span text:style-name="T19">v</text:span>2​=<text:span text:style-name="T17">[</text:span>42​13​<text:span text:style-name="T17">][</text:span>1−2​<text:span text:style-name="T17">]</text:span>=<text:span text:style-name="T17">[</text:span>2−4​<text:span text:style-name="T17">]</text:span>=2<text:span text:style-name="T17">[</text:span>1−2​<text:span text:style-name="T17">]</text:span>=<text:span text:style-name="T15">λ</text:span>2​<text:span text:style-name="T19">v</text:span>2​</text:p>
      <text:p text:style-name="P10">Both satisfy the eigenvalue equation <draw:frame draw:style-name="fr1" draw:name="Frame120" text:anchor-type="char" svg:width="0.0161in" draw:z-index="119"><draw:text-box fo:min-height="0.0161in"><text:p text:style-name="Text_20_body"/></draw:text-box></draw:frame><text:span text:style-name="T15">A</text:span><text:span text:style-name="T19">v</text:span><text:span text:style-name="T12">=</text:span><text:span text:style-name="T15">λ</text:span><text:span text:style-name="T19">v</text:span>.</text:p>
      <text:p text:style-name="P8">Would you like another example or further clarification?</text:p>
      <text:p text:style-name="P16">what are the pauli operators, there deep meaning</text:p>
      <text:h text:style-name="P4" text:outline-level="3"><text:soft-page-break/><text:span text:style-name="Strong_20_Emphasis"><text:span text:style-name="T4">Pauli Operators: Definition and Deep Meaning</text:span></text:span></text:h>
      <text:p text:style-name="P21"><text:span text:style-name="T2">The </text:span><text:span text:style-name="Strong_20_Emphasis"><text:span text:style-name="T3">Pauli operators</text:span></text:span><text:span text:style-name="T2"> (also called </text:span><text:span text:style-name="Strong_20_Emphasis"><text:span text:style-name="T3">Pauli matrices</text:span></text:span><text:span text:style-name="T2">) are three fundamental </text:span><draw:frame draw:style-name="fr1" draw:name="Frame122" text:anchor-type="char" svg:width="0.0161in" draw:z-index="121"><draw:text-box fo:min-height="0.0161in"><text:p text:style-name="Text_20_body"/></draw:text-box></draw:frame><text:span text:style-name="T9">2×2</text:span><text:span text:style-name="T2"> matrices that play a crucial role in </text:span><text:span text:style-name="Strong_20_Emphasis"><text:span text:style-name="T3">quantum mechanics</text:span></text:span><text:span text:style-name="T2">, </text:span><text:span text:style-name="Strong_20_Emphasis"><text:span text:style-name="T3">quantum computing</text:span></text:span><text:span text:style-name="T2">, and </text:span><text:span text:style-name="Strong_20_Emphasis"><text:span text:style-name="T3">spin physics</text:span></text:span><text:span text:style-name="T2">. They are denoted as </text:span><draw:frame draw:style-name="fr1" draw:name="Frame123" text:anchor-type="char" svg:width="0.0161in" draw:z-index="122"><draw:text-box fo:min-height="0.0161in"><text:p text:style-name="Text_20_body"/></draw:text-box></draw:frame><text:span text:style-name="T7">σx</text:span><text:span text:style-name="T9">​,</text:span><text:span text:style-name="T7">σy</text:span><text:span text:style-name="T9">​,</text:span><text:span text:style-name="T7">σz</text:span><text:span text:style-name="T9">​</text:span><text:span text:style-name="T2"> (or </text:span><draw:frame draw:style-name="fr1" draw:name="Frame124" text:anchor-type="char" svg:width="0.0161in" draw:z-index="123"><draw:text-box fo:min-height="0.0161in"><text:p text:style-name="Text_20_body"/></draw:text-box></draw:frame><text:span text:style-name="T7">σ</text:span><text:span text:style-name="T9">1​,</text:span><text:span text:style-name="T7">σ</text:span><text:span text:style-name="T9">2​,</text:span><text:span text:style-name="T7">σ</text:span><text:span text:style-name="T9">3​</text:span><text:span text:style-name="T2">) and are defined as:</text:span></text:p>
      <text:p text:style-name="P12"><draw:frame draw:style-name="fr1" draw:name="Frame125" text:anchor-type="char" svg:width="0.0161in" draw:z-index="124"><draw:text-box fo:min-height="0.0161in"><text:p text:style-name="Text_20_body"/></draw:text-box></draw:frame><text:span text:style-name="T15">σx</text:span>​=<text:span text:style-name="T17">(</text:span>01​10​<text:span text:style-name="T17">)</text:span>,<text:span text:style-name="T15">σy</text:span>​=<text:span text:style-name="T17">(</text:span>0<text:span text:style-name="T15">i</text:span>​−<text:span text:style-name="T15">i</text:span>0​<text:span text:style-name="T17">)</text:span>,<text:span text:style-name="T15">σz</text:span>​=<text:span text:style-name="T17">(</text:span>10​0−1​<text:span text:style-name="T17">)</text:span></text:p>
      <text:h text:style-name="P3" text:outline-level="3"><text:span text:style-name="Strong_20_Emphasis"><text:span text:style-name="T4">Key Properties</text:span></text:span></text:h>
      <text:list xml:id="list3640819667" text:style-name="L13">
        <text:list-item>
          <text:p text:style-name="P69"><text:span text:style-name="Strong_20_Emphasis"><text:span text:style-name="T3">Hermitian &amp; Unitary</text:span></text:span><text:span text:style-name="T2">:</text:span></text:p>
          <text:list>
            <text:list-item>
              <text:p text:style-name="P44"><text:span text:style-name="T2">They are </text:span><text:span text:style-name="Strong_20_Emphasis"><text:span text:style-name="T3">Hermitian</text:span></text:span><text:span text:style-name="T2"> (</text:span><draw:frame draw:style-name="fr1" draw:name="Frame126" text:anchor-type="char" svg:width="0.0161in" draw:z-index="125"><draw:text-box fo:min-height="0.0161in"><text:p text:style-name="Text_20_body"/></draw:text-box></draw:frame><text:span text:style-name="T7">σi</text:span><text:span text:style-name="T9">†​=</text:span><text:span text:style-name="T7">σi</text:span><text:span text:style-name="T9">​</text:span><text:span text:style-name="T2">), meaning they correspond to measurable observables in quantum mechanics.</text:span></text:p>
            </text:list-item>
            <text:list-item>
              <text:p text:style-name="P44"><text:span text:style-name="T2">They are also </text:span><text:span text:style-name="Strong_20_Emphasis"><text:span text:style-name="T3">unitary</text:span></text:span><text:span text:style-name="T2"> (</text:span><draw:frame draw:style-name="fr1" draw:name="Frame127" text:anchor-type="char" svg:width="0.0161in" draw:z-index="126"><draw:text-box fo:min-height="0.0161in"><text:p text:style-name="Text_20_body"/></draw:text-box></draw:frame><text:span text:style-name="T7">σi</text:span><text:span text:style-name="T9">†​</text:span><text:span text:style-name="T7">σi</text:span><text:span text:style-name="T9">​=</text:span><text:span text:style-name="T7">I</text:span><text:span text:style-name="T2">), meaning they preserve the norm of quantum states.</text:span></text:p>
            </text:list-item>
          </text:list>
        </text:list-item>
        <text:list-item>
          <text:p text:style-name="P69"><text:span text:style-name="Strong_20_Emphasis"><text:span text:style-name="T3">Eigenvalues &amp; Eigenvectors</text:span></text:span><text:span text:style-name="T2">:</text:span></text:p>
          <text:list>
            <text:list-item>
              <text:p text:style-name="P83">Each Pauli matrix has eigenvalues <draw:frame draw:style-name="fr1" draw:name="Frame128" text:anchor-type="char" svg:width="0.0161in" draw:z-index="127"><draw:text-box fo:min-height="0.0161in"><text:p text:style-name="Text_20_body"/></draw:text-box></draw:frame><text:span text:style-name="T12">±1</text:span>.</text:p>
            </text:list-item>
            <text:list-item>
              <text:p text:style-name="P51"><text:span text:style-name="T2">Their eigenvectors represent the </text:span><text:span text:style-name="Strong_20_Emphasis"><text:span text:style-name="T3">spin states</text:span></text:span><text:span text:style-name="T2"> of a spin-½ particle (e.g., an electron) along the </text:span><draw:frame draw:style-name="fr1" draw:name="Frame129" text:anchor-type="char" svg:width="0.0161in" draw:z-index="128"><draw:text-box fo:min-height="0.0161in"><text:p text:style-name="Text_20_body"/></draw:text-box></draw:frame><text:span text:style-name="T7">x</text:span><text:span text:style-name="T9">,</text:span><text:span text:style-name="T7">y</text:span><text:span text:style-name="T9">,</text:span><text:span text:style-name="T2"> or </text:span><draw:frame draw:style-name="fr1" draw:name="Frame130" text:anchor-type="char" svg:width="0.0161in" draw:z-index="129"><draw:text-box fo:min-height="0.0161in"><text:p text:style-name="Text_20_body"/></draw:text-box></draw:frame><text:span text:style-name="T7">z</text:span><text:span text:style-name="T2">-axis.</text:span></text:p>
            </text:list-item>
          </text:list>
        </text:list-item>
        <text:list-item>
          <text:p text:style-name="P69"><text:span text:style-name="Strong_20_Emphasis"><text:span text:style-name="T3">Commutation &amp; Anticommutation Relations</text:span></text:span><text:span text:style-name="T2">:</text:span></text:p>
          <text:list>
            <text:list-item>
              <text:p text:style-name="P44"><text:span text:style-name="T2">They </text:span><text:span text:style-name="Strong_20_Emphasis"><text:span text:style-name="T3">anticommute</text:span></text:span><text:span text:style-name="T2">: </text:span><draw:frame draw:style-name="fr1" draw:name="Frame131" text:anchor-type="char" svg:width="0.0161in" draw:z-index="130"><draw:text-box fo:min-height="0.0161in"><text:p text:style-name="Text_20_body"/></draw:text-box></draw:frame><text:span text:style-name="T7">σi</text:span><text:span text:style-name="T9">​</text:span><text:span text:style-name="T7">σj</text:span><text:span text:style-name="T9">​+</text:span><text:span text:style-name="T7">σj</text:span><text:span text:style-name="T9">​</text:span><text:span text:style-name="T7">σi</text:span><text:span text:style-name="T9">​=0</text:span><text:span text:style-name="T2"> for </text:span><draw:frame draw:style-name="fr1" draw:name="Frame132" text:anchor-type="char" svg:width="0.0161in" draw:z-index="131"><draw:text-box fo:min-height="0.0161in"><text:p text:style-name="Text_20_body"/></draw:text-box></draw:frame><text:span text:style-name="T7">i</text:span><text:span text:style-name="T9">=</text:span><text:span text:style-name="T7">j</text:span><text:span text:style-name="T2">.</text:span></text:p>
            </text:list-item>
            <text:list-item>
              <text:p text:style-name="P69"><text:span text:style-name="T2">They obey the </text:span><text:span text:style-name="Strong_20_Emphasis"><text:span text:style-name="T3">cyclic commutation relation</text:span></text:span><text:span text:style-name="T2">:</text:span></text:p>
              <text:p text:style-name="P101"><draw:frame draw:style-name="fr1" draw:name="Frame133" text:anchor-type="char" svg:width="0.0161in" draw:z-index="132"><draw:text-box fo:min-height="0.0161in"><text:p text:style-name="Text_20_body"/></draw:text-box></draw:frame>[<text:span text:style-name="T15">σi</text:span>​,<text:span text:style-name="T15">σj</text:span>​]=2<text:span text:style-name="T15">iϵijk</text:span>​<text:span text:style-name="T15">σk</text:span>​</text:p>
              <text:p text:style-name="P89">(where <draw:frame draw:style-name="fr1" draw:name="Frame134" text:anchor-type="char" svg:width="0.0161in" draw:z-index="133"><draw:text-box fo:min-height="0.0161in"><text:p text:style-name="Text_20_body"/></draw:text-box></draw:frame><text:span text:style-name="T15">ϵijk</text:span><text:span text:style-name="T12">​</text:span> is the Levi-Civita symbol).</text:p>
            </text:list-item>
          </text:list>
        </text:list-item>
        <text:list-item>
          <text:p text:style-name="P52"><text:span text:style-name="Strong_20_Emphasis"><text:span text:style-name="T3">Basis for </text:span></text:span><draw:frame draw:style-name="fr1" draw:name="Frame135" text:anchor-type="char" svg:width="0.0161in" draw:z-index="134"><draw:text-box fo:min-height="0.0161in"><text:p text:style-name="Text_20_body"/></draw:text-box></draw:frame><text:span text:style-name="Strong_20_Emphasis"><text:span text:style-name="T9">2×2</text:span></text:span><text:span text:style-name="Strong_20_Emphasis"><text:span text:style-name="T3"> Matrices</text:span></text:span><text:span text:style-name="T2">:</text:span></text:p>
          <text:list>
            <text:list-item>
              <text:p text:style-name="P83">Any <draw:frame draw:style-name="fr1" draw:name="Frame136" text:anchor-type="char" svg:width="0.0161in" draw:z-index="135"><draw:text-box fo:min-height="0.0161in"><text:p text:style-name="Text_20_body"/></draw:text-box></draw:frame><text:span text:style-name="T12">2×2</text:span> complex matrix can be written as a linear combination of <draw:frame draw:style-name="fr1" draw:name="Frame137" text:anchor-type="char" svg:width="0.0161in" draw:z-index="136"><draw:text-box fo:min-height="0.0161in"><text:p text:style-name="Text_20_body"/></draw:text-box></draw:frame><text:span text:style-name="T15">I</text:span> (identity) and the three Pauli matrices.</text:p>
            </text:list-item>
          </text:list>
        </text:list-item>
      </text:list>
      <text:p text:style-name="P23"/>
      <text:h text:style-name="P3" text:outline-level="3"><text:span text:style-name="Strong_20_Emphasis"><text:span text:style-name="T4">Deep Physical Meaning</text:span></text:span></text:h>
      <text:list xml:id="list1298127470" text:style-name="L14">
        <text:list-item>
          <text:p text:style-name="P70"><text:span text:style-name="Strong_20_Emphasis"><text:span text:style-name="T3">Spin-½ Systems</text:span></text:span><text:span text:style-name="T2">:</text:span></text:p>
          <text:list>
            <text:list-item>
              <text:p text:style-name="P71"><text:span text:style-name="T2">In quantum mechanics, they describe the </text:span><text:span text:style-name="Strong_20_Emphasis"><text:span text:style-name="T3">intrinsic angular momentum (spin)</text:span></text:span><text:span text:style-name="T2"> of particles like electrons.</text:span></text:p>
            </text:list-item>
            <text:list-item>
              <text:p text:style-name="P90">The eigenvectors of <draw:frame draw:style-name="fr1" draw:name="Frame138" text:anchor-type="char" svg:width="0.0161in" draw:z-index="137"><draw:text-box fo:min-height="0.0161in"><text:p text:style-name="Text_20_body"/></draw:text-box></draw:frame><text:span text:style-name="T15">σz</text:span><text:span text:style-name="T12">​</text:span> (for example) represent "spin-up" (<draw:frame draw:style-name="fr1" draw:name="Frame139" text:anchor-type="char" svg:width="0.0161in" draw:z-index="138"><draw:text-box fo:min-height="0.0161in"><text:p text:style-name="Text_20_body"/></draw:text-box></draw:frame>∣<text:span text:style-name="T12">0⟩</text:span>) and "spin-down" (<draw:frame draw:style-name="fr1" draw:name="Frame140" text:anchor-type="char" svg:width="0.0161in" draw:z-index="139"><draw:text-box fo:min-height="0.0161in"><text:p text:style-name="Text_20_body"/></draw:text-box></draw:frame>∣<text:span text:style-name="T12">1⟩</text:span>) states.</text:p>
            </text:list-item>
          </text:list>
        </text:list-item>
        <text:list-item>
          <text:p text:style-name="P70"><text:span text:style-name="Strong_20_Emphasis"><text:span text:style-name="T3">Qubit Operations in Quantum Computing</text:span></text:span><text:span text:style-name="T2">:</text:span></text:p>
          <text:list>
            <text:list-item>
              <text:p text:style-name="P45"><draw:frame draw:style-name="fr1" draw:name="Frame141" text:anchor-type="char" svg:width="0.0161in" draw:z-index="140"><draw:text-box fo:min-height="0.0161in"><text:p text:style-name="Text_20_body"/></draw:text-box></draw:frame><text:soft-page-break/><text:span text:style-name="T7">σx</text:span><text:span text:style-name="T9">​</text:span><text:span text:style-name="T2"> (also called the </text:span><text:span text:style-name="Strong_20_Emphasis"><text:span text:style-name="T3">bit-flip</text:span></text:span><text:span text:style-name="T2"> or </text:span><text:span text:style-name="Strong_20_Emphasis"><text:span text:style-name="T3">X gate</text:span></text:span><text:span text:style-name="T2">) flips </text:span><draw:frame draw:style-name="fr1" draw:name="Frame142" text:anchor-type="char" svg:width="0.0161in" draw:z-index="141"><draw:text-box fo:min-height="0.0161in"><text:p text:style-name="Text_20_body"/></draw:text-box></draw:frame><text:span text:style-name="T2">∣</text:span><text:span text:style-name="T9">0⟩</text:span><text:span text:style-name="T2"> to </text:span><draw:frame draw:style-name="fr1" draw:name="Frame143" text:anchor-type="char" svg:width="0.0161in" draw:z-index="142"><draw:text-box fo:min-height="0.0161in"><text:p text:style-name="Text_20_body"/></draw:text-box></draw:frame><text:span text:style-name="T2">∣</text:span><text:span text:style-name="T9">1⟩</text:span><text:span text:style-name="T2"> and vice versa.</text:span></text:p>
            </text:list-item>
            <text:list-item>
              <text:p text:style-name="P45"><draw:frame draw:style-name="fr1" draw:name="Frame144" text:anchor-type="char" svg:width="0.0161in" draw:z-index="143"><draw:text-box fo:min-height="0.0161in"><text:p text:style-name="Text_20_body"/></draw:text-box></draw:frame><text:span text:style-name="T7">σz</text:span><text:span text:style-name="T9">​</text:span><text:span text:style-name="T2"> (the </text:span><text:span text:style-name="Strong_20_Emphasis"><text:span text:style-name="T3">phase-flip</text:span></text:span><text:span text:style-name="T2"> or </text:span><text:span text:style-name="Strong_20_Emphasis"><text:span text:style-name="T3">Z gate</text:span></text:span><text:span text:style-name="T2">) introduces a relative phase between </text:span><draw:frame draw:style-name="fr1" draw:name="Frame145" text:anchor-type="char" svg:width="0.0161in" draw:z-index="144"><draw:text-box fo:min-height="0.0161in"><text:p text:style-name="Text_20_body"/></draw:text-box></draw:frame><text:span text:style-name="T2">∣</text:span><text:span text:style-name="T9">0⟩</text:span><text:span text:style-name="T2"> and </text:span><draw:frame draw:style-name="fr1" draw:name="Frame146" text:anchor-type="char" svg:width="0.0161in" draw:z-index="145"><draw:text-box fo:min-height="0.0161in"><text:p text:style-name="Text_20_body"/></draw:text-box></draw:frame><text:span text:style-name="T2">∣</text:span><text:span text:style-name="T9">1⟩</text:span><text:span text:style-name="T2">.</text:span></text:p>
            </text:list-item>
            <text:list-item>
              <text:p text:style-name="P90"><draw:frame draw:style-name="fr1" draw:name="Frame147" text:anchor-type="char" svg:width="0.0161in" draw:z-index="146"><draw:text-box fo:min-height="0.0161in"><text:p text:style-name="Text_20_body"/></draw:text-box></draw:frame><text:span text:style-name="T15">σy</text:span><text:span text:style-name="T12">​</text:span> does both a bit-flip and a phase-flip.</text:p>
            </text:list-item>
          </text:list>
        </text:list-item>
        <text:list-item>
          <text:p text:style-name="P70"><text:span text:style-name="Strong_20_Emphasis"><text:span text:style-name="T3">Bloch Sphere Representation</text:span></text:span><text:span text:style-name="T2">:</text:span></text:p>
          <text:list>
            <text:list-item>
              <text:p text:style-name="P71"><text:span text:style-name="T2">The Pauli matrices correspond to rotations on the </text:span><text:span text:style-name="Strong_20_Emphasis"><text:span text:style-name="T3">Bloch sphere</text:span></text:span><text:span text:style-name="T2">, a geometric representation of a qubit’s state.</text:span></text:p>
            </text:list-item>
            <text:list-item>
              <text:p text:style-name="P90"><draw:frame draw:style-name="fr1" draw:name="Frame148" text:anchor-type="char" svg:width="0.0161in" draw:z-index="147"><draw:text-box fo:min-height="0.0161in"><text:p text:style-name="Text_20_body"/></draw:text-box></draw:frame><text:span text:style-name="T15">σx</text:span><text:span text:style-name="T12">​,</text:span><text:span text:style-name="T15">σy</text:span><text:span text:style-name="T12">​,</text:span><text:span text:style-name="T15">σz</text:span><text:span text:style-name="T12">​</text:span> generate rotations around the <draw:frame draw:style-name="fr1" draw:name="Frame149" text:anchor-type="char" svg:width="0.0161in" draw:z-index="148"><draw:text-box fo:min-height="0.0161in"><text:p text:style-name="Text_20_body"/></draw:text-box></draw:frame><text:span text:style-name="T15">x</text:span><text:span text:style-name="T12">,</text:span><text:span text:style-name="T15">y</text:span><text:span text:style-name="T12">,</text:span><text:span text:style-name="T15">z</text:span>-axes, respectively.</text:p>
            </text:list-item>
          </text:list>
        </text:list-item>
        <text:list-item>
          <text:p text:style-name="P70"><text:span text:style-name="Strong_20_Emphasis"><text:span text:style-name="T3">Lie Algebra &amp; Symmetry</text:span></text:span><text:span text:style-name="T2">:</text:span></text:p>
          <text:list>
            <text:list-item>
              <text:p text:style-name="P71"><text:span text:style-name="T2">They form the </text:span><text:span text:style-name="Strong_20_Emphasis"><text:span text:style-name="T3">generators of the SU(2) group</text:span></text:span><text:span text:style-name="T2">, which describes rotations in quantum mechanics.</text:span></text:p>
            </text:list-item>
            <text:list-item>
              <text:p text:style-name="P71"><text:span text:style-name="T2">They are deeply connected to </text:span><text:span text:style-name="Strong_20_Emphasis"><text:span text:style-name="T3">angular momentum</text:span></text:span><text:span text:style-name="T2"> and </text:span><text:span text:style-name="Strong_20_Emphasis"><text:span text:style-name="T3">magnetic moments</text:span></text:span><text:span text:style-name="T2"> in physics.</text:span></text:p>
            </text:list-item>
          </text:list>
        </text:list-item>
      </text:list>
      <text:p text:style-name="P23"/>
      <text:h text:style-name="P20" text:outline-level="3"><text:span text:style-name="Strong_20_Emphasis"><text:span text:style-name="T4">Example: Eigenstates of </text:span></text:span><draw:frame draw:style-name="fr1" draw:name="Frame150" text:anchor-type="char" svg:width="0.0161in" draw:z-index="149"><draw:text-box fo:min-height="0.0161in"><text:p text:style-name="Text_20_body"/></draw:text-box></draw:frame><text:span text:style-name="Strong_20_Emphasis"><text:span text:style-name="T8">σz</text:span></text:span><text:span text:style-name="Strong_20_Emphasis"><text:span text:style-name="T10">​</text:span></text:span></text:h>
      <text:p text:style-name="P9">The matrix <draw:frame draw:style-name="fr1" draw:name="Frame151" text:anchor-type="char" svg:width="0.0161in" draw:z-index="150"><draw:text-box fo:min-height="0.0161in"><text:p text:style-name="Text_20_body"/></draw:text-box></draw:frame><text:span text:style-name="T15">σz</text:span><text:span text:style-name="T12">​</text:span> is diagonal, so its eigenvectors are simply:</text:p>
      <text:list xml:id="list1910670572" text:style-name="L15">
        <text:list-item>
          <text:p text:style-name="P109"><draw:frame draw:style-name="fr1" draw:name="Frame152" text:anchor-type="char" svg:width="0.0161in" draw:z-index="151"><draw:text-box fo:min-height="0.0161in"><text:p text:style-name="Text_20_body"/></draw:text-box></draw:frame>∣<text:span text:style-name="T14">0⟩=</text:span><text:span text:style-name="T18">(</text:span><text:span text:style-name="T14">10​</text:span><text:span text:style-name="T18">)</text:span><text:span text:style-name="T1"> (eigenvalue </text:span><draw:frame draw:style-name="fr1" draw:name="Frame153" text:anchor-type="char" svg:width="0.0161in" draw:z-index="152"><draw:text-box fo:min-height="0.0161in"><text:p text:style-name="Text_20_body"/></draw:text-box></draw:frame><text:span text:style-name="T14">+1</text:span><text:span text:style-name="T1">)</text:span></text:p>
        </text:list-item>
        <text:list-item>
          <text:p text:style-name="P109"><draw:frame draw:style-name="fr1" draw:name="Frame154" text:anchor-type="char" svg:width="0.0161in" draw:z-index="153"><draw:text-box fo:min-height="0.0161in"><text:p text:style-name="Text_20_body"/></draw:text-box></draw:frame>∣<text:span text:style-name="T14">1⟩=</text:span><text:span text:style-name="T18">(</text:span><text:span text:style-name="T14">01​</text:span><text:span text:style-name="T18">)</text:span><text:span text:style-name="T1"> (eigenvalue </text:span><draw:frame draw:style-name="fr1" draw:name="Frame155" text:anchor-type="char" svg:width="0.0161in" draw:z-index="154"><draw:text-box fo:min-height="0.0161in"><text:p text:style-name="Text_20_body"/></draw:text-box></draw:frame><text:span text:style-name="T1">−</text:span><text:span text:style-name="T14">1</text:span><text:span text:style-name="T1">)</text:span></text:p>
        </text:list-item>
      </text:list>
      <text:p text:style-name="P26"><text:span text:style-name="T2">These represent the </text:span><text:span text:style-name="Strong_20_Emphasis"><text:span text:style-name="T3">computational basis states</text:span></text:span><text:span text:style-name="T2"> in quantum computing.</text:span></text:p>
      <text:p text:style-name="P23"/>
      <text:h text:style-name="P3" text:outline-level="3"><text:span text:style-name="Strong_20_Emphasis"><text:span text:style-name="T4">Conclusion</text:span></text:span></text:h>
      <text:p text:style-name="P26"><text:span text:style-name="T2">The Pauli operators are not just mathematical curiosities—they are </text:span><text:span text:style-name="Strong_20_Emphasis"><text:span text:style-name="T3">fundamental to quantum physics</text:span></text:span><text:span text:style-name="T2">, encoding the behavior of spin, rotations, and quantum gates. Their algebraic properties make them indispensable in </text:span><text:span text:style-name="Strong_20_Emphasis"><text:span text:style-name="T3">quantum mechanics, quantum information, and particle physics</text:span></text:span><text:span text:style-name="T2">.</text:span></text:p>
      <text:p text:style-name="P8">Would you like an example of how they act on quantum states or their role in quantum circuits?</text:p>
      <text:p text:style-name="P16">can i download this chat?</text:p>
      <text:p text:style-name="P25"><text:span text:style-name="T2">Currently, </text:span><text:span text:style-name="Strong_20_Emphasis"><text:span text:style-name="T3">DeepSeek Chat</text:span></text:span><text:span text:style-name="T2"> doesn't have a built-in feature to directly download chat histories. However, you can manually save this conversation by:</text:span></text:p>
      <text:h text:style-name="P3" text:outline-level="3"><text:soft-page-break/><text:span text:style-name="Strong_20_Emphasis"><text:span text:style-name="T4">Methods to Save the Chat:</text:span></text:span></text:h>
      <text:list xml:id="list591560206" text:style-name="L16">
        <text:list-item>
          <text:p text:style-name="P72"><text:span text:style-name="Strong_20_Emphasis"><text:span text:style-name="T3">Copy &amp; Paste</text:span></text:span></text:p>
          <text:list>
            <text:list-item>
              <text:p text:style-name="P73"><text:span text:style-name="T2">Select the text (click and drag or </text:span><text:span text:style-name="Source_20_Text"><text:span text:style-name="T11">Ctrl+A</text:span></text:span><text:span text:style-name="T2"> / </text:span><text:span text:style-name="Source_20_Text"><text:span text:style-name="T11">Cmd+A</text:span></text:span><text:span text:style-name="T2">).</text:span></text:p>
            </text:list-item>
            <text:list-item>
              <text:p text:style-name="P72"><text:span text:style-name="T2">Copy (</text:span><text:span text:style-name="Source_20_Text"><text:span text:style-name="T11">Ctrl+C</text:span></text:span><text:span text:style-name="T2"> / </text:span><text:span text:style-name="Source_20_Text"><text:span text:style-name="T11">Cmd+C</text:span></text:span><text:span text:style-name="T2">) and paste (</text:span><text:span text:style-name="Source_20_Text"><text:span text:style-name="T11">Ctrl+V</text:span></text:span><text:span text:style-name="T2"> / </text:span><text:span text:style-name="Source_20_Text"><text:span text:style-name="T11">Cmd+V</text:span></text:span><text:span text:style-name="T2">) into a:</text:span></text:p>
              <text:list>
                <text:list-item>
                  <text:p text:style-name="P73"><text:span text:style-name="Strong_20_Emphasis"><text:span text:style-name="T3">Text file</text:span></text:span><text:span text:style-name="T2"> (</text:span><text:span text:style-name="Source_20_Text"><text:span text:style-name="T11">.txt</text:span></text:span><text:span text:style-name="T2">)</text:span></text:p>
                </text:list-item>
                <text:list-item>
                  <text:p text:style-name="P73"><text:span text:style-name="Strong_20_Emphasis"><text:span text:style-name="T3">Word doc</text:span></text:span><text:span text:style-name="T2"> (</text:span><text:span text:style-name="Source_20_Text"><text:span text:style-name="T11">.docx</text:span></text:span><text:span text:style-name="T2">)</text:span></text:p>
                </text:list-item>
                <text:list-item>
                  <text:p text:style-name="P73"><text:span text:style-name="Strong_20_Emphasis"><text:span text:style-name="T3">Notes app</text:span></text:span><text:span text:style-name="T2"> (Google Keep, Notion, etc.)</text:span></text:p>
                </text:list-item>
              </text:list>
            </text:list-item>
          </text:list>
        </text:list-item>
        <text:list-item>
          <text:p text:style-name="P72"><text:span text:style-name="Strong_20_Emphasis"><text:span text:style-name="T3">Screenshot (For Visual Backup)</text:span></text:span></text:p>
          <text:list>
            <text:list-item>
              <text:p text:style-name="P73"><text:span text:style-name="T2">Use </text:span><text:span text:style-name="Source_20_Text"><text:span text:style-name="T11">PrtScn</text:span></text:span><text:span text:style-name="T2"> (Windows) or </text:span><text:span text:style-name="Source_20_Text"><text:span text:style-name="T11">Cmd+Shift+4</text:span></text:span><text:span text:style-name="T2"> (Mac) to capture parts of the chat.</text:span></text:p>
            </text:list-item>
          </text:list>
        </text:list-item>
        <text:list-item>
          <text:p text:style-name="P72"><text:span text:style-name="Strong_20_Emphasis"><text:span text:style-name="T3">Browser Print → Save as PDF</text:span></text:span></text:p>
          <text:list>
            <text:list-item>
              <text:p text:style-name="P73"><text:span text:style-name="T2">Press </text:span><text:span text:style-name="Source_20_Text"><text:span text:style-name="T11">Ctrl+P</text:span></text:span><text:span text:style-name="T2"> (Windows) or </text:span><text:span text:style-name="Source_20_Text"><text:span text:style-name="T11">Cmd+P</text:span></text:span><text:span text:style-name="T2"> (Mac).</text:span></text:p>
            </text:list-item>
            <text:list-item>
              <text:p text:style-name="P73"><text:span text:style-name="T2">Choose </text:span><text:span text:style-name="Strong_20_Emphasis"><text:span text:style-name="T3">"Save as PDF"</text:span></text:span><text:span text:style-name="T2"> instead of printing.</text:span></text:p>
            </text:list-item>
          </text:list>
        </text:list-item>
        <text:list-item>
          <text:p text:style-name="P72"><text:span text:style-name="Strong_20_Emphasis"><text:span text:style-name="T3">Use a Script (For Tech-Savvy Users)</text:span></text:span></text:p>
          <text:list>
            <text:list-item>
              <text:p text:style-name="P96">If you're familiar with JavaScript, you could run a script in the browser console to extract chat logs.</text:p>
            </text:list-item>
          </text:list>
        </text:list-item>
      </text:list>
      <text:p text:style-name="P23"/>
      <text:h text:style-name="P3" text:outline-level="3"><text:span text:style-name="Strong_20_Emphasis"><text:span text:style-name="T4">Future Suggestions for DeepSeek Chat</text:span></text:span></text:h>
      <text:p text:style-name="P26"><text:span text:style-name="T2">It would be great if the platform added an </text:span><text:span text:style-name="Strong_20_Emphasis"><text:span text:style-name="T3">export feature</text:span></text:span><text:span text:style-name="T2"> (like </text:span><text:span text:style-name="Source_20_Text"><text:span text:style-name="T11">.txt</text:span></text:span><text:span text:style-name="T2"> or </text:span><text:span text:style-name="Source_20_Text"><text:span text:style-name="T11">.pdf</text:span></text:span><text:span text:style-name="T2"> download options). You might suggest this to their support team!</text:span></text:p>
      <text:p text:style-name="P8">Would you like help structuring the saved notes in a particular format (e.g., Markdown, LaTeX)? Let me know! 😊</text:p>
      <text:p text:style-name="P16">markdown</text:p>
      <text:p text:style-name="P25"><text:span text:style-name="T2">Here’s the previous discussion formatted in </text:span><text:span text:style-name="Strong_20_Emphasis"><text:span text:style-name="T3">Markdown</text:span></text:span><text:span text:style-name="T2"> for easy saving and organization:</text:span></text:p>
      <text:p text:style-name="P24"/>
      <text:h text:style-name="P1" text:outline-level="1"><text:soft-page-break/><text:span text:style-name="Strong_20_Emphasis"><text:span text:style-name="T5">Pauli Operators &amp; Eigenvectors: Notes</text:span></text:span></text:h>
      <text:h text:style-name="P2" text:outline-level="2"><text:span text:style-name="Strong_20_Emphasis"><text:span text:style-name="T6">1. Simple Eigenvector Example</text:span></text:span></text:h>
      <text:h text:style-name="P3" text:outline-level="3"><text:span text:style-name="Strong_20_Emphasis"><text:span text:style-name="T4">Matrix</text:span></text:span></text:h>
      <text:p text:style-name="P13"><draw:frame draw:style-name="fr1" draw:name="Frame158" text:anchor-type="char" svg:width="0.0161in" draw:z-index="157"><draw:text-box fo:min-height="0.0161in"><text:p text:style-name="Text_20_body"/></draw:text-box></draw:frame><text:span text:style-name="T15">A</text:span>=<text:span text:style-name="T17">[</text:span>42​13​<text:span text:style-name="T17">]</text:span></text:p>
      <text:h text:style-name="P3" text:outline-level="3"><text:span text:style-name="Strong_20_Emphasis"><text:span text:style-name="T4">Eigenvalues</text:span></text:span></text:h>
      <text:p text:style-name="P15"><draw:frame draw:style-name="fr1" draw:name="Frame159" text:anchor-type="char" svg:width="0.0161in" draw:z-index="158"><draw:text-box fo:min-height="0.0161in"><text:p text:style-name="Text_20_body"/></draw:text-box></draw:frame>det(<text:span text:style-name="T15">A</text:span>−<text:span text:style-name="T15">λI</text:span>)=0⟹<text:span text:style-name="T15">λ</text:span>2−7<text:span text:style-name="T15">λ</text:span>+10=0</text:p>
      <text:p text:style-name="P7">Solutions:</text:p>
      <text:list xml:id="list3709979260" text:style-name="L17">
        <text:list-item>
          <text:p text:style-name="P107"><draw:frame draw:style-name="fr1" draw:name="Frame160" text:anchor-type="char" svg:width="0.0161in" draw:z-index="159"><draw:text-box fo:min-height="0.0161in"><text:p text:style-name="Text_20_body"/></draw:text-box></draw:frame><text:span text:style-name="T15">λ</text:span>1​=5</text:p>
        </text:list-item>
        <text:list-item>
          <text:p text:style-name="P107"><draw:frame draw:style-name="fr1" draw:name="Frame161" text:anchor-type="char" svg:width="0.0161in" draw:z-index="160"><draw:text-box fo:min-height="0.0161in"><text:p text:style-name="Text_20_body"/></draw:text-box></draw:frame><text:span text:style-name="T15">λ</text:span>2​=2</text:p>
        </text:list-item>
      </text:list>
      <text:h text:style-name="P3" text:outline-level="3"><text:span text:style-name="Strong_20_Emphasis"><text:span text:style-name="T4">Eigenvectors</text:span></text:span></text:h>
      <text:list xml:id="list3504187784" text:style-name="L18">
        <text:list-item>
          <text:p text:style-name="P91">For <draw:frame draw:style-name="fr1" draw:name="Frame162" text:anchor-type="char" svg:width="0.0161in" draw:z-index="161"><draw:text-box fo:min-height="0.0161in"><text:p text:style-name="Text_20_body"/></draw:text-box></draw:frame><text:span text:style-name="T15">λ</text:span><text:span text:style-name="T12">1​=5</text:span>:</text:p>
          <text:p text:style-name="P105"><draw:frame draw:style-name="fr1" draw:name="Frame163" text:anchor-type="char" svg:width="0.0161in" draw:z-index="162"><draw:text-box fo:min-height="0.0161in"><text:p text:style-name="Text_20_body"/></draw:text-box></draw:frame><text:span text:style-name="T19">v</text:span>1​=<text:span text:style-name="T17">[</text:span>11​<text:span text:style-name="T17">]</text:span></text:p>
        </text:list-item>
        <text:list-item>
          <text:p text:style-name="P91">For <draw:frame draw:style-name="fr1" draw:name="Frame164" text:anchor-type="char" svg:width="0.0161in" draw:z-index="163"><draw:text-box fo:min-height="0.0161in"><text:p text:style-name="Text_20_body"/></draw:text-box></draw:frame><text:span text:style-name="T15">λ</text:span><text:span text:style-name="T12">2​=2</text:span>:</text:p>
          <text:p text:style-name="P105"><draw:frame draw:style-name="fr1" draw:name="Frame165" text:anchor-type="char" svg:width="0.0161in" draw:z-index="164"><draw:text-box fo:min-height="0.0161in"><text:p text:style-name="Text_20_body"/></draw:text-box></draw:frame><text:span text:style-name="T19">v</text:span>2​=<text:span text:style-name="T17">[</text:span>1−2​<text:span text:style-name="T17">]</text:span></text:p>
        </text:list-item>
      </text:list>
      <text:p text:style-name="P24"/>
      <text:h text:style-name="P2" text:outline-level="2"><text:span text:style-name="Strong_20_Emphasis"><text:span text:style-name="T6">2. Pauli Operators (Matrices)</text:span></text:span></text:h>
      <text:h text:style-name="P3" text:outline-level="3"><text:span text:style-name="Strong_20_Emphasis"><text:span text:style-name="T4">Definitions</text:span></text:span></text:h>
      <text:p text:style-name="P13"><draw:frame draw:style-name="fr1" draw:name="Frame166" text:anchor-type="char" svg:width="0.0161in" draw:z-index="165"><draw:text-box fo:min-height="0.0161in"><text:p text:style-name="Text_20_body"/></draw:text-box></draw:frame><text:span text:style-name="T15">σx</text:span>​=<text:span text:style-name="T17">(</text:span>01​10​<text:span text:style-name="T17">)</text:span>,<text:span text:style-name="T15">σy</text:span>​=<text:span text:style-name="T17">(</text:span>0<text:span text:style-name="T15">i</text:span>​−<text:span text:style-name="T15">i</text:span>0​<text:span text:style-name="T17">)</text:span>,<text:span text:style-name="T15">σz</text:span>​=<text:span text:style-name="T17">(</text:span>10​0−1​<text:span text:style-name="T17">)</text:span></text:p>
      <text:h text:style-name="P3" text:outline-level="3"><text:span text:style-name="Strong_20_Emphasis"><text:span text:style-name="T4">Key Properties</text:span></text:span></text:h>
      <text:list xml:id="list4293884027" text:style-name="L19">
        <text:list-item>
          <text:p text:style-name="P46"><text:span text:style-name="Strong_20_Emphasis"><text:span text:style-name="T3">Hermitian &amp; Unitary</text:span></text:span><text:span text:style-name="T2">: </text:span><draw:frame draw:style-name="fr1" draw:name="Frame167" text:anchor-type="char" svg:width="0.0161in" draw:z-index="166"><draw:text-box fo:min-height="0.0161in"><text:p text:style-name="Text_20_body"/></draw:text-box></draw:frame><text:span text:style-name="T7">σi</text:span><text:span text:style-name="T9">†​=</text:span><text:span text:style-name="T7">σi</text:span><text:span text:style-name="T9">​</text:span><text:span text:style-name="T2">, </text:span><draw:frame draw:style-name="fr1" draw:name="Frame168" text:anchor-type="char" svg:width="0.0161in" draw:z-index="167"><draw:text-box fo:min-height="0.0161in"><text:p text:style-name="Text_20_body"/></draw:text-box></draw:frame><text:span text:style-name="T7">σi</text:span><text:span text:style-name="T9">†​</text:span><text:span text:style-name="T7">σi</text:span><text:span text:style-name="T9">​=</text:span><text:span text:style-name="T7">I</text:span><text:span text:style-name="T2">.</text:span></text:p>
        </text:list-item>
        <text:list-item>
          <text:p text:style-name="P53"><text:span text:style-name="Strong_20_Emphasis"><text:span text:style-name="T3">Eigenvalues</text:span></text:span><text:span text:style-name="T2">: </text:span><draw:frame draw:style-name="fr1" draw:name="Frame169" text:anchor-type="char" svg:width="0.0161in" draw:z-index="168"><draw:text-box fo:min-height="0.0161in"><text:p text:style-name="Text_20_body"/></draw:text-box></draw:frame><text:span text:style-name="T9">±1</text:span><text:span text:style-name="T2"> for all Pauli matrices.</text:span></text:p>
        </text:list-item>
        <text:list-item>
          <text:p text:style-name="P74"><text:span text:style-name="Strong_20_Emphasis"><text:span text:style-name="T3">Qubit Gates</text:span></text:span><text:span text:style-name="T2">:</text:span></text:p>
          <text:list>
            <text:list-item>
              <text:p text:style-name="P92"><draw:frame draw:style-name="fr1" draw:name="Frame170" text:anchor-type="char" svg:width="0.0161in" draw:z-index="169"><draw:text-box fo:min-height="0.0161in"><text:p text:style-name="Text_20_body"/></draw:text-box></draw:frame><text:span text:style-name="T15">σx</text:span><text:span text:style-name="T12">​</text:span>: Bit-flip (<draw:frame draw:style-name="fr1" draw:name="Frame171" text:anchor-type="char" svg:width="0.0161in" draw:z-index="170"><draw:text-box fo:min-height="0.0161in"><text:p text:style-name="Text_20_body"/></draw:text-box></draw:frame><text:span text:style-name="T15">X</text:span> gate).</text:p>
            </text:list-item>
            <text:list-item>
              <text:p text:style-name="P92"><draw:frame draw:style-name="fr1" draw:name="Frame172" text:anchor-type="char" svg:width="0.0161in" draw:z-index="171"><draw:text-box fo:min-height="0.0161in"><text:p text:style-name="Text_20_body"/></draw:text-box></draw:frame><text:span text:style-name="T15">σz</text:span><text:span text:style-name="T12">​</text:span>: Phase-flip (<draw:frame draw:style-name="fr1" draw:name="Frame173" text:anchor-type="char" svg:width="0.0161in" draw:z-index="172"><draw:text-box fo:min-height="0.0161in"><text:p text:style-name="Text_20_body"/></draw:text-box></draw:frame><text:span text:style-name="T15">Z</text:span> gate).</text:p>
            </text:list-item>
          </text:list>
        </text:list-item>
      </text:list>
      <text:h text:style-name="P3" text:outline-level="3"><text:soft-page-break/><text:span text:style-name="Strong_20_Emphasis"><text:span text:style-name="T4">Physical Meaning</text:span></text:span></text:h>
      <text:list xml:id="list175642566" text:style-name="L20">
        <text:list-item>
          <text:p text:style-name="P75"><text:span text:style-name="T2">Describe </text:span><text:span text:style-name="Strong_20_Emphasis"><text:span text:style-name="T3">spin-½ particles</text:span></text:span><text:span text:style-name="T2"> (e.g., electrons).</text:span></text:p>
        </text:list-item>
        <text:list-item>
          <text:p text:style-name="P75"><text:span text:style-name="T2">Represent </text:span><text:span text:style-name="Strong_20_Emphasis"><text:span text:style-name="T3">rotations</text:span></text:span><text:span text:style-name="T2"> on the Bloch sphere.</text:span></text:p>
        </text:list-item>
        <text:list-item>
          <text:p text:style-name="P75"><text:span text:style-name="T2">Basis for </text:span><text:span text:style-name="Strong_20_Emphasis"><text:span text:style-name="T3">quantum error correction</text:span></text:span><text:span text:style-name="T2">.</text:span></text:p>
        </text:list-item>
      </text:list>
      <text:p text:style-name="P24"/>
      <text:h text:style-name="P2" text:outline-level="2"><text:span text:style-name="Strong_20_Emphasis"><text:span text:style-name="T6">How to Save This Chat</text:span></text:span></text:h>
      <text:list xml:id="list1257083922" text:style-name="L21">
        <text:list-item>
          <text:p text:style-name="P76"><text:span text:style-name="Strong_20_Emphasis"><text:span text:style-name="T3">Copy-paste</text:span></text:span><text:span text:style-name="T2"> into a </text:span><text:span text:style-name="Source_20_Text"><text:span text:style-name="T11">.md</text:span></text:span><text:span text:style-name="T2"> file (e.g., </text:span><text:span text:style-name="Source_20_Text"><text:span text:style-name="T11">notes.md</text:span></text:span><text:span text:style-name="T2">).</text:span></text:p>
        </text:list-item>
        <text:list-item>
          <text:p text:style-name="P77"><text:span text:style-name="Strong_20_Emphasis"><text:span text:style-name="T3">Export as PDF</text:span></text:span><text:span text:style-name="T2">:</text:span></text:p>
          <text:list>
            <text:list-item>
              <text:p text:style-name="P76"><text:span text:style-name="T2">Print (</text:span><text:span text:style-name="Source_20_Text"><text:span text:style-name="T11">Ctrl+P</text:span></text:span><text:span text:style-name="T2">) → Choose "Save as PDF".</text:span></text:p>
            </text:list-item>
          </text:list>
        </text:list-item>
        <text:list-item>
          <text:p text:style-name="P76"><text:span text:style-name="Strong_20_Emphasis"><text:span text:style-name="T3">Screenshot</text:span></text:span><text:span text:style-name="T2">: Use </text:span><text:span text:style-name="Source_20_Text"><text:span text:style-name="T11">PrtScn</text:span></text:span><text:span text:style-name="T2"> or </text:span><text:span text:style-name="Source_20_Text"><text:span text:style-name="T11">Cmd+Shift+4</text:span></text:span><text:span text:style-name="T2"> (Mac).</text:span></text:p>
        </text:list-item>
      </text:list>
      <text:p text:style-name="P24"/>
      <text:h text:style-name="P3" text:outline-level="3"><text:span text:style-name="Strong_20_Emphasis"><text:span text:style-name="T4">Markdown File Example</text:span></text:span></text:h>
      <text:p text:style-name="P26"><text:span text:style-name="T2">Save the above as </text:span><text:span text:style-name="Source_20_Text"><text:span text:style-name="T11">quantum_notes.md</text:span></text:span><text:span text:style-name="T2"> and render it with:</text:span></text:p>
      <text:list xml:id="list1902753867" text:style-name="L22">
        <text:list-item>
          <text:p text:style-name="P78"><text:span text:style-name="Strong_20_Emphasis"><text:span text:style-name="T3">VS Code</text:span></text:span><text:span text:style-name="T2"> (with Markdown preview).</text:span></text:p>
        </text:list-item>
        <text:list-item>
          <text:p text:style-name="P78"><text:span text:style-name="Strong_20_Emphasis"><text:span text:style-name="T3">Typora</text:span></text:span><text:span text:style-name="T2"> (user-friendly Markdown editor).</text:span></text:p>
        </text:list-item>
      </text:list>
      <text:p text:style-name="P7">Let me know if you'd like help with LaTeX formatting or additional examples! 😊</text:p>
      <text:p text:style-name="P24"/>
      <text:p text:style-name="P27"><text:span text:style-name="T2">You can now save this as a </text:span><text:span text:style-name="Source_20_Text"><text:span text:style-name="T11">.md</text:span></text:span><text:span text:style-name="T2"> file and open it with any Markdown-compatible viewer (e.g., GitHub, Obsidian, or Typora). Would you like a more structured template for future notes?</text:span></text:p>
      <text:p text:style-name="P17">New chat</text:p>
      <text:p text:style-name="P18">DeepThink (R1)</text:p>
      <text:p text:style-name="P18">Search</text:p>
      <text:p text:style-name="P19">AI-generated, for reference only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oft-page-break/><text:span text:style-name="T2">Certainly! Let's go through a simple example of a </text:span><text:span text:style-name="Strong_20_Emphasis"><text:span text:style-name="T3">2×2 matrix</text:span></text:span><text:span text:style-name="T2">, its </text:span><text:span text:style-name="Strong_20_Emphasis"><text:span text:style-name="T3">eigenvalues</text:span></text:span><text:span text:style-name="T2">, and corresponding </text:span><text:span text:style-name="Strong_20_Emphasis"><text:span text:style-name="T3">eigenvectors</text:span></text:span><text:span text:style-name="T2">.</text:span></text:p>
      <text:h text:style-name="P5" text:outline-level="3">Example Matrix:</text:h>
      <text:p text:style-name="P10">Consider the matrix <draw:frame draw:style-name="fr1" draw:name="Frame1" text:anchor-type="char" svg:width="0.0161in" draw:z-index="0"><draw:text-box fo:min-height="0.0161in"><text:p text:style-name="Text_20_body"/></draw:text-box></draw:frame><text:span text:style-name="T15">A</text:span>:</text:p>
      <text:p text:style-name="P12"><draw:frame draw:style-name="fr1" draw:name="Frame2" text:anchor-type="char" svg:width="0.0161in" draw:z-index="1"><draw:text-box fo:min-height="0.0161in"><text:p text:style-name="Text_20_body"/></draw:text-box></draw:frame><text:span text:style-name="T15">A</text:span>=<text:span text:style-name="T17">[</text:span>42​13​<text:span text:style-name="T17">]</text:span></text:p>
      <text:h text:style-name="P5" text:outline-level="3">Step 1: Find the Eigenvalues</text:h>
      <text:p text:style-name="P22"><text:span text:style-name="T2">The eigenvalues (</text:span><draw:frame draw:style-name="fr1" draw:name="Frame3" text:anchor-type="char" svg:width="0.0161in" draw:z-index="2"><draw:text-box fo:min-height="0.0161in"><text:p text:style-name="Text_20_body"/></draw:text-box></draw:frame><text:span text:style-name="T7">λ</text:span><text:span text:style-name="T2">) are found by solving the </text:span><text:span text:style-name="Strong_20_Emphasis"><text:span text:style-name="T3">characteristic equation</text:span></text:span><text:span text:style-name="T2">:</text:span></text:p>
      <text:p text:style-name="P12"><draw:frame draw:style-name="fr1" draw:name="Frame4" text:anchor-type="char" svg:width="0.0161in" draw:z-index="3"><draw:text-box fo:min-height="0.0161in"><text:p text:style-name="Text_20_body"/></draw:text-box></draw:frame>det(<text:span text:style-name="T15">A</text:span>−<text:span text:style-name="T15">λI</text:span>)=0</text:p>
      <text:p text:style-name="P10">Where <draw:frame draw:style-name="fr1" draw:name="Frame5" text:anchor-type="char" svg:width="0.0161in" draw:z-index="4"><draw:text-box fo:min-height="0.0161in"><text:p text:style-name="Text_20_body"/></draw:text-box></draw:frame><text:span text:style-name="T15">I</text:span> is the identity matrix. So:</text:p>
      <text:p text:style-name="P12"><draw:frame draw:style-name="fr1" draw:name="Frame6" text:anchor-type="char" svg:width="0.0161in" draw:z-index="5"><draw:text-box fo:min-height="0.0161in"><text:p text:style-name="Text_20_body"/></draw:text-box></draw:frame><text:span text:style-name="T15">A</text:span>−<text:span text:style-name="T15">λI</text:span>=<text:span text:style-name="T17">[</text:span>4−<text:span text:style-name="T15">λ</text:span>2​13−<text:span text:style-name="T15">λ</text:span>​<text:span text:style-name="T17">]</text:span></text:p>
      <text:p text:style-name="P7">Now, compute the determinant:</text:p>
      <text:p text:style-name="P11"><draw:frame draw:style-name="fr1" draw:name="Frame7" text:anchor-type="char" svg:width="0.0161in" draw:z-index="6"><draw:text-box fo:min-height="0.0161in"><text:p text:style-name="Text_20_body"/></draw:text-box></draw:frame><text:span text:style-name="T12">det(</text:span><text:span text:style-name="T15">A</text:span><text:span text:style-name="T12">−</text:span><text:span text:style-name="T15">λI</text:span><text:span text:style-name="T12">)=(4−</text:span><text:span text:style-name="T15">λ</text:span><text:span text:style-name="T12">)(3−</text:span><text:span text:style-name="T15">λ</text:span><text:span text:style-name="T12">)−(1)(2)=0</text:span><draw:frame draw:style-name="fr1" draw:name="Frame8" text:anchor-type="char" svg:width="0.0161in" draw:z-index="7"><draw:text-box fo:min-height="0.0161in"><text:p text:style-name="Text_20_body"/></draw:text-box></draw:frame><text:span text:style-name="T15">λ</text:span><text:span text:style-name="T12">2−7</text:span><text:span text:style-name="T15">λ</text:span><text:span text:style-name="T12">+10=0</text:span></text:p>
      <text:p text:style-name="P7">Solve the quadratic equation:</text:p>
      <text:p text:style-name="P12"><draw:frame draw:style-name="fr1" draw:name="Frame9" text:anchor-type="char" svg:width="0.0161in" draw:z-index="8"><draw:text-box fo:min-height="0.0161in"><text:p text:style-name="Text_20_body"/></draw:text-box></draw:frame><text:span text:style-name="T15">λ</text:span>=27±49−40​​=27±3​</text:p>
      <text:p text:style-name="P7">So, the eigenvalues are:</text:p>
      <text:p text:style-name="P14"><draw:frame draw:style-name="fr1" draw:name="Frame10" text:anchor-type="char" svg:width="0.0161in" draw:z-index="9"><draw:text-box fo:min-height="0.0161in"><text:p text:style-name="Text_20_body"/></draw:text-box></draw:frame><text:span text:style-name="T15">λ</text:span>1​=5,<text:span text:style-name="T15">λ</text:span>2​=2</text:p>
      <text:h text:style-name="P5" text:outline-level="3">Step 2: Find the Eigenvectors</text:h>
      <text:p text:style-name="P10">For each eigenvalue, we solve <draw:frame draw:style-name="fr1" draw:name="Frame11" text:anchor-type="char" svg:width="0.0161in" draw:z-index="10"><draw:text-box fo:min-height="0.0161in"><text:p text:style-name="Text_20_body"/></draw:text-box></draw:frame><text:span text:style-name="T12">(</text:span><text:span text:style-name="T15">A</text:span><text:span text:style-name="T12">−</text:span><text:span text:style-name="T15">λI</text:span><text:span text:style-name="T12">)</text:span><text:span text:style-name="T19">v</text:span><text:span text:style-name="T12">=0</text:span>.</text:p>
      <text:h text:style-name="P6" text:outline-level="4">For <draw:frame draw:style-name="fr1" draw:name="Frame12" text:anchor-type="char" svg:width="0.0161in" draw:z-index="11"><draw:text-box fo:min-height="0.0161in"><text:p text:style-name="Text_20_body"/></draw:text-box></draw:frame><text:span text:style-name="T16">λ</text:span><text:span text:style-name="T13">1​=5</text:span>:</text:h>
      <text:p text:style-name="P12"><draw:frame draw:style-name="fr1" draw:name="Frame13" text:anchor-type="char" svg:width="0.0161in" draw:z-index="12"><draw:text-box fo:min-height="0.0161in"><text:p text:style-name="Text_20_body"/></draw:text-box></draw:frame><text:span text:style-name="T15">A</text:span>−5<text:span text:style-name="T15">I</text:span>=<text:span text:style-name="T17">[</text:span>−12​1−2​<text:span text:style-name="T17">]</text:span></text:p>
      <text:p text:style-name="P7">The system becomes:</text:p>
      <text:p text:style-name="P14"><draw:frame draw:style-name="fr1" draw:name="Frame14" text:anchor-type="char" svg:width="0.0161in" draw:z-index="13"><draw:text-box fo:min-height="0.0161in"><text:p text:style-name="Text_20_body"/></draw:text-box></draw:frame><text:span text:style-name="T20">{</text:span>−<text:span text:style-name="T15">v</text:span>1​+<text:span text:style-name="T15">v</text:span>2​=02<text:span text:style-name="T15">v</text:span>1​−2<text:span text:style-name="T15">v</text:span>2​=0​</text:p>
      <text:p text:style-name="P9"><text:soft-page-break/>Both equations reduce to <draw:frame draw:style-name="fr1" draw:name="Frame15" text:anchor-type="char" svg:width="0.0161in" draw:z-index="14"><draw:text-box fo:min-height="0.0161in"><text:p text:style-name="Text_20_body"/></draw:text-box></draw:frame><text:span text:style-name="T15">v</text:span><text:span text:style-name="T12">1​=</text:span><text:span text:style-name="T15">v</text:span><text:span text:style-name="T12">2​</text:span>. So, the eigenvector can be:</text:p>
      <text:p text:style-name="P12"><draw:frame draw:style-name="fr1" draw:name="Frame16" text:anchor-type="char" svg:width="0.0161in" draw:z-index="15"><draw:text-box fo:min-height="0.0161in"><text:p text:style-name="Text_20_body"/></draw:text-box></draw:frame><text:span text:style-name="T19">v</text:span>1​=<text:span text:style-name="T17">[</text:span>11​<text:span text:style-name="T17">]</text:span></text:p>
      <text:p text:style-name="P26"><text:span text:style-name="Emphasis"><text:span text:style-name="T2">(Any scalar multiple of this is also an eigenvector.)</text:span></text:span></text:p>
      <text:h text:style-name="P6" text:outline-level="4">For <draw:frame draw:style-name="fr1" draw:name="Frame17" text:anchor-type="char" svg:width="0.0161in" draw:z-index="16"><draw:text-box fo:min-height="0.0161in"><text:p text:style-name="Text_20_body"/></draw:text-box></draw:frame><text:span text:style-name="T16">λ</text:span><text:span text:style-name="T13">2​=2</text:span>:</text:h>
      <text:p text:style-name="P12"><draw:frame draw:style-name="fr1" draw:name="Frame18" text:anchor-type="char" svg:width="0.0161in" draw:z-index="17"><draw:text-box fo:min-height="0.0161in"><text:p text:style-name="Text_20_body"/></draw:text-box></draw:frame><text:span text:style-name="T15">A</text:span>−2<text:span text:style-name="T15">I</text:span>=<text:span text:style-name="T17">[</text:span>22​11​<text:span text:style-name="T17">]</text:span></text:p>
      <text:p text:style-name="P7">The system becomes:</text:p>
      <text:p text:style-name="P14"><draw:frame draw:style-name="fr1" draw:name="Frame19" text:anchor-type="char" svg:width="0.0161in" draw:z-index="18"><draw:text-box fo:min-height="0.0161in"><text:p text:style-name="Text_20_body"/></draw:text-box></draw:frame>2<text:span text:style-name="T15">v</text:span>1​+<text:span text:style-name="T15">v</text:span>2​=0</text:p>
      <text:p text:style-name="P9">We can choose <draw:frame draw:style-name="fr1" draw:name="Frame20" text:anchor-type="char" svg:width="0.0161in" draw:z-index="19"><draw:text-box fo:min-height="0.0161in"><text:p text:style-name="Text_20_body"/></draw:text-box></draw:frame><text:span text:style-name="T15">v</text:span><text:span text:style-name="T12">1​=1</text:span>, then <draw:frame draw:style-name="fr1" draw:name="Frame21" text:anchor-type="char" svg:width="0.0161in" draw:z-index="20"><draw:text-box fo:min-height="0.0161in"><text:p text:style-name="Text_20_body"/></draw:text-box></draw:frame><text:span text:style-name="T15">v</text:span><text:span text:style-name="T12">2​=−2</text:span>. So, the eigenvector is:</text:p>
      <text:p text:style-name="P12"><draw:frame draw:style-name="fr1" draw:name="Frame22" text:anchor-type="char" svg:width="0.0161in" draw:z-index="21"><draw:text-box fo:min-height="0.0161in"><text:p text:style-name="Text_20_body"/></draw:text-box></draw:frame><text:span text:style-name="T19">v</text:span>2​=<text:span text:style-name="T17">[</text:span>1−2​<text:span text:style-name="T17">]</text:span></text:p>
      <text:h text:style-name="P5" text:outline-level="3">Summary:</text:h>
      <text:list xml:id="list3696457493" text:style-name="L1">
        <text:list-item>
          <text:p text:style-name="P38"><text:span text:style-name="Strong_20_Emphasis"><text:span text:style-name="T3">Eigenvalues:</text:span></text:span><text:span text:style-name="T2"> </text:span><draw:frame draw:style-name="fr1" draw:name="Frame23" text:anchor-type="char" svg:width="0.0161in" draw:z-index="22"><draw:text-box fo:min-height="0.0161in"><text:p text:style-name="Text_20_body"/></draw:text-box></draw:frame><text:span text:style-name="T7">λ</text:span><text:span text:style-name="T9">1​=5</text:span><text:span text:style-name="T2">, </text:span><draw:frame draw:style-name="fr1" draw:name="Frame24" text:anchor-type="char" svg:width="0.0161in" draw:z-index="23"><draw:text-box fo:min-height="0.0161in"><text:p text:style-name="Text_20_body"/></draw:text-box></draw:frame><text:span text:style-name="T7">λ</text:span><text:span text:style-name="T9">2​=2</text:span></text:p>
        </text:list-item>
        <text:list-item>
          <text:p text:style-name="P54"><text:span text:style-name="Strong_20_Emphasis"><text:span text:style-name="T3">Eigenvectors:</text:span></text:span></text:p>
          <text:list>
            <text:list-item>
              <text:p text:style-name="P79">For <draw:frame draw:style-name="fr1" draw:name="Frame25" text:anchor-type="char" svg:width="0.0161in" draw:z-index="24"><draw:text-box fo:min-height="0.0161in"><text:p text:style-name="Text_20_body"/></draw:text-box></draw:frame><text:span text:style-name="T15">λ</text:span><text:span text:style-name="T12">1​=5</text:span>: <draw:frame draw:style-name="fr1" draw:name="Frame26" text:anchor-type="char" svg:width="0.0161in" draw:z-index="25"><draw:text-box fo:min-height="0.0161in"><text:p text:style-name="Text_20_body"/></draw:text-box></draw:frame><text:span text:style-name="T19">v</text:span><text:span text:style-name="T12">1​=</text:span><text:span text:style-name="T17">[</text:span><text:span text:style-name="T12">11​</text:span><text:span text:style-name="T17">]</text:span></text:p>
            </text:list-item>
            <text:list-item>
              <text:p text:style-name="P79">For <draw:frame draw:style-name="fr1" draw:name="Frame27" text:anchor-type="char" svg:width="0.0161in" draw:z-index="26"><draw:text-box fo:min-height="0.0161in"><text:p text:style-name="Text_20_body"/></draw:text-box></draw:frame><text:span text:style-name="T15">λ</text:span><text:span text:style-name="T12">2​=2</text:span>: <draw:frame draw:style-name="fr1" draw:name="Frame28" text:anchor-type="char" svg:width="0.0161in" draw:z-index="27"><draw:text-box fo:min-height="0.0161in"><text:p text:style-name="Text_20_body"/></draw:text-box></draw:frame><text:span text:style-name="T19">v</text:span><text:span text:style-name="T12">2​=</text:span><text:span text:style-name="T17">[</text:span><text:span text:style-name="T12">1−2​</text:span><text:span text:style-name="T17">]</text:span></text:p>
            </text:list-item>
          </text:list>
        </text:list-item>
      </text:list>
      <text:h text:style-name="P5" text:outline-level="3">Verification:</text:h>
      <text:p text:style-name="P9">Let's verify <draw:frame draw:style-name="fr1" draw:name="Frame29" text:anchor-type="char" svg:width="0.0161in" draw:z-index="28"><draw:text-box fo:min-height="0.0161in"><text:p text:style-name="Text_20_body"/></draw:text-box></draw:frame><text:span text:style-name="T15">A</text:span><text:span text:style-name="T19">v</text:span><text:span text:style-name="T12">1​=</text:span><text:span text:style-name="T15">λ</text:span><text:span text:style-name="T12">1​</text:span><text:span text:style-name="T19">v</text:span><text:span text:style-name="T12">1​</text:span>:</text:p>
      <text:p text:style-name="P14"><draw:frame draw:style-name="fr1" draw:name="Frame30" text:anchor-type="char" svg:width="0.0161in" draw:z-index="29"><draw:text-box fo:min-height="0.0161in"><text:p text:style-name="Text_20_body"/></draw:text-box></draw:frame><text:span text:style-name="T15">A</text:span><text:span text:style-name="T19">v</text:span>1​=<text:span text:style-name="T17">[</text:span>42​13​<text:span text:style-name="T17">][</text:span>11​<text:span text:style-name="T17">]</text:span>=<text:span text:style-name="T17">[</text:span>55​<text:span text:style-name="T17">]</text:span>=5<text:span text:style-name="T17">[</text:span>11​<text:span text:style-name="T17">]</text:span>=<text:span text:style-name="T15">λ</text:span>1​<text:span text:style-name="T19">v</text:span>1​</text:p>
      <text:p text:style-name="P9">Similarly, for <draw:frame draw:style-name="fr1" draw:name="Frame31" text:anchor-type="char" svg:width="0.0161in" draw:z-index="30"><draw:text-box fo:min-height="0.0161in"><text:p text:style-name="Text_20_body"/></draw:text-box></draw:frame><text:span text:style-name="T19">v</text:span><text:span text:style-name="T12">2​</text:span>:</text:p>
      <text:p text:style-name="P14"><draw:frame draw:style-name="fr1" draw:name="Frame32" text:anchor-type="char" svg:width="0.0161in" draw:z-index="31"><draw:text-box fo:min-height="0.0161in"><text:p text:style-name="Text_20_body"/></draw:text-box></draw:frame><text:span text:style-name="T15">A</text:span><text:span text:style-name="T19">v</text:span>2​=<text:span text:style-name="T17">[</text:span>42​13​<text:span text:style-name="T17">][</text:span>1−2​<text:span text:style-name="T17">]</text:span>=<text:span text:style-name="T17">[</text:span>2−4​<text:span text:style-name="T17">]</text:span>=2<text:span text:style-name="T17">[</text:span>1−2​<text:span text:style-name="T17">]</text:span>=<text:span text:style-name="T15">λ</text:span>2​<text:span text:style-name="T19">v</text:span>2​</text:p>
      <text:p text:style-name="P10">Both satisfy the eigenvalue equation <draw:frame draw:style-name="fr1" draw:name="Frame33" text:anchor-type="char" svg:width="0.0161in" draw:z-index="32"><draw:text-box fo:min-height="0.0161in"><text:p text:style-name="Text_20_body"/></draw:text-box></draw:frame><text:span text:style-name="T15">A</text:span><text:span text:style-name="T19">v</text:span><text:span text:style-name="T12">=</text:span><text:span text:style-name="T15">λ</text:span><text:span text:style-name="T19">v</text:span>.</text:p>
      <text:p text:style-name="P8">Would you like another example or further clarification?</text:p>
      <text:p text:style-name="P16">what are the pauli operators, there deep meaning</text:p>
      <text:h text:style-name="P4" text:outline-level="3"><text:soft-page-break/><text:span text:style-name="Strong_20_Emphasis"><text:span text:style-name="T4">Pauli Operators: Definition and Deep Meaning</text:span></text:span></text:h>
      <text:p text:style-name="P21"><text:span text:style-name="T2">The </text:span><text:span text:style-name="Strong_20_Emphasis"><text:span text:style-name="T3">Pauli operators</text:span></text:span><text:span text:style-name="T2"> (also called </text:span><text:span text:style-name="Strong_20_Emphasis"><text:span text:style-name="T3">Pauli matrices</text:span></text:span><text:span text:style-name="T2">) are three fundamental </text:span><draw:frame draw:style-name="fr1" draw:name="Frame35" text:anchor-type="char" svg:width="0.0161in" draw:z-index="34"><draw:text-box fo:min-height="0.0161in"><text:p text:style-name="Text_20_body"/></draw:text-box></draw:frame><text:span text:style-name="T9">2×2</text:span><text:span text:style-name="T2"> matrices that play a crucial role in </text:span><text:span text:style-name="Strong_20_Emphasis"><text:span text:style-name="T3">quantum mechanics</text:span></text:span><text:span text:style-name="T2">, </text:span><text:span text:style-name="Strong_20_Emphasis"><text:span text:style-name="T3">quantum computing</text:span></text:span><text:span text:style-name="T2">, and </text:span><text:span text:style-name="Strong_20_Emphasis"><text:span text:style-name="T3">spin physics</text:span></text:span><text:span text:style-name="T2">. They are denoted as </text:span><draw:frame draw:style-name="fr1" draw:name="Frame36" text:anchor-type="char" svg:width="0.0161in" draw:z-index="35"><draw:text-box fo:min-height="0.0161in"><text:p text:style-name="Text_20_body"/></draw:text-box></draw:frame><text:span text:style-name="T7">σx</text:span><text:span text:style-name="T9">​,</text:span><text:span text:style-name="T7">σy</text:span><text:span text:style-name="T9">​,</text:span><text:span text:style-name="T7">σz</text:span><text:span text:style-name="T9">​</text:span><text:span text:style-name="T2"> (or </text:span><draw:frame draw:style-name="fr1" draw:name="Frame37" text:anchor-type="char" svg:width="0.0161in" draw:z-index="36"><draw:text-box fo:min-height="0.0161in"><text:p text:style-name="Text_20_body"/></draw:text-box></draw:frame><text:span text:style-name="T7">σ</text:span><text:span text:style-name="T9">1​,</text:span><text:span text:style-name="T7">σ</text:span><text:span text:style-name="T9">2​,</text:span><text:span text:style-name="T7">σ</text:span><text:span text:style-name="T9">3​</text:span><text:span text:style-name="T2">) and are defined as:</text:span></text:p>
      <text:p text:style-name="P12"><draw:frame draw:style-name="fr1" draw:name="Frame38" text:anchor-type="char" svg:width="0.0161in" draw:z-index="37"><draw:text-box fo:min-height="0.0161in"><text:p text:style-name="Text_20_body"/></draw:text-box></draw:frame><text:span text:style-name="T15">σx</text:span>​=<text:span text:style-name="T17">(</text:span>01​10​<text:span text:style-name="T17">)</text:span>,<text:span text:style-name="T15">σy</text:span>​=<text:span text:style-name="T17">(</text:span>0<text:span text:style-name="T15">i</text:span>​−<text:span text:style-name="T15">i</text:span>0​<text:span text:style-name="T17">)</text:span>,<text:span text:style-name="T15">σz</text:span>​=<text:span text:style-name="T17">(</text:span>10​0−1​<text:span text:style-name="T17">)</text:span></text:p>
      <text:h text:style-name="P3" text:outline-level="3"><text:span text:style-name="Strong_20_Emphasis"><text:span text:style-name="T4">Key Properties</text:span></text:span></text:h>
      <text:list xml:id="list421131097" text:style-name="L2">
        <text:list-item>
          <text:p text:style-name="P55"><text:span text:style-name="Strong_20_Emphasis"><text:span text:style-name="T3">Hermitian &amp; Unitary</text:span></text:span><text:span text:style-name="T2">:</text:span></text:p>
          <text:list>
            <text:list-item>
              <text:p text:style-name="P39"><text:span text:style-name="T2">They are </text:span><text:span text:style-name="Strong_20_Emphasis"><text:span text:style-name="T3">Hermitian</text:span></text:span><text:span text:style-name="T2"> (</text:span><draw:frame draw:style-name="fr1" draw:name="Frame39" text:anchor-type="char" svg:width="0.0161in" draw:z-index="38"><draw:text-box fo:min-height="0.0161in"><text:p text:style-name="Text_20_body"/></draw:text-box></draw:frame><text:span text:style-name="T7">σi</text:span><text:span text:style-name="T9">†​=</text:span><text:span text:style-name="T7">σi</text:span><text:span text:style-name="T9">​</text:span><text:span text:style-name="T2">), meaning they correspond to measurable observables in quantum mechanics.</text:span></text:p>
            </text:list-item>
            <text:list-item>
              <text:p text:style-name="P39"><text:span text:style-name="T2">They are also </text:span><text:span text:style-name="Strong_20_Emphasis"><text:span text:style-name="T3">unitary</text:span></text:span><text:span text:style-name="T2"> (</text:span><draw:frame draw:style-name="fr1" draw:name="Frame40" text:anchor-type="char" svg:width="0.0161in" draw:z-index="39"><draw:text-box fo:min-height="0.0161in"><text:p text:style-name="Text_20_body"/></draw:text-box></draw:frame><text:span text:style-name="T7">σi</text:span><text:span text:style-name="T9">†​</text:span><text:span text:style-name="T7">σi</text:span><text:span text:style-name="T9">​=</text:span><text:span text:style-name="T7">I</text:span><text:span text:style-name="T2">), meaning they preserve the norm of quantum states.</text:span></text:p>
            </text:list-item>
          </text:list>
        </text:list-item>
        <text:list-item>
          <text:p text:style-name="P55"><text:span text:style-name="Strong_20_Emphasis"><text:span text:style-name="T3">Eigenvalues &amp; Eigenvectors</text:span></text:span><text:span text:style-name="T2">:</text:span></text:p>
          <text:list>
            <text:list-item>
              <text:p text:style-name="P81">Each Pauli matrix has eigenvalues <draw:frame draw:style-name="fr1" draw:name="Frame41" text:anchor-type="char" svg:width="0.0161in" draw:z-index="40"><draw:text-box fo:min-height="0.0161in"><text:p text:style-name="Text_20_body"/></draw:text-box></draw:frame><text:span text:style-name="T12">±1</text:span>.</text:p>
            </text:list-item>
            <text:list-item>
              <text:p text:style-name="P47"><text:span text:style-name="T2">Their eigenvectors represent the </text:span><text:span text:style-name="Strong_20_Emphasis"><text:span text:style-name="T3">spin states</text:span></text:span><text:span text:style-name="T2"> of a spin-½ particle (e.g., an electron) along the </text:span><draw:frame draw:style-name="fr1" draw:name="Frame42" text:anchor-type="char" svg:width="0.0161in" draw:z-index="41"><draw:text-box fo:min-height="0.0161in"><text:p text:style-name="Text_20_body"/></draw:text-box></draw:frame><text:span text:style-name="T7">x</text:span><text:span text:style-name="T9">,</text:span><text:span text:style-name="T7">y</text:span><text:span text:style-name="T9">,</text:span><text:span text:style-name="T2"> or </text:span><draw:frame draw:style-name="fr1" draw:name="Frame43" text:anchor-type="char" svg:width="0.0161in" draw:z-index="42"><draw:text-box fo:min-height="0.0161in"><text:p text:style-name="Text_20_body"/></draw:text-box></draw:frame><text:span text:style-name="T7">z</text:span><text:span text:style-name="T2">-axis.</text:span></text:p>
            </text:list-item>
          </text:list>
        </text:list-item>
        <text:list-item>
          <text:p text:style-name="P55"><text:span text:style-name="Strong_20_Emphasis"><text:span text:style-name="T3">Commutation &amp; Anticommutation Relations</text:span></text:span><text:span text:style-name="T2">:</text:span></text:p>
          <text:list>
            <text:list-item>
              <text:p text:style-name="P39"><text:span text:style-name="T2">They </text:span><text:span text:style-name="Strong_20_Emphasis"><text:span text:style-name="T3">anticommute</text:span></text:span><text:span text:style-name="T2">: </text:span><draw:frame draw:style-name="fr1" draw:name="Frame44" text:anchor-type="char" svg:width="0.0161in" draw:z-index="43"><draw:text-box fo:min-height="0.0161in"><text:p text:style-name="Text_20_body"/></draw:text-box></draw:frame><text:span text:style-name="T7">σi</text:span><text:span text:style-name="T9">​</text:span><text:span text:style-name="T7">σj</text:span><text:span text:style-name="T9">​+</text:span><text:span text:style-name="T7">σj</text:span><text:span text:style-name="T9">​</text:span><text:span text:style-name="T7">σi</text:span><text:span text:style-name="T9">​=0</text:span><text:span text:style-name="T2"> for </text:span><draw:frame draw:style-name="fr1" draw:name="Frame45" text:anchor-type="char" svg:width="0.0161in" draw:z-index="44"><draw:text-box fo:min-height="0.0161in"><text:p text:style-name="Text_20_body"/></draw:text-box></draw:frame><text:span text:style-name="T7">i</text:span><text:span text:style-name="T9">=</text:span><text:span text:style-name="T7">j</text:span><text:span text:style-name="T2">.</text:span></text:p>
            </text:list-item>
            <text:list-item>
              <text:p text:style-name="P55"><text:span text:style-name="T2">They obey the </text:span><text:span text:style-name="Strong_20_Emphasis"><text:span text:style-name="T3">cyclic commutation relation</text:span></text:span><text:span text:style-name="T2">:</text:span></text:p>
              <text:p text:style-name="P98"><draw:frame draw:style-name="fr1" draw:name="Frame46" text:anchor-type="char" svg:width="0.0161in" draw:z-index="45"><draw:text-box fo:min-height="0.0161in"><text:p text:style-name="Text_20_body"/></draw:text-box></draw:frame>[<text:span text:style-name="T15">σi</text:span>​,<text:span text:style-name="T15">σj</text:span>​]=2<text:span text:style-name="T15">iϵijk</text:span>​<text:span text:style-name="T15">σk</text:span>​</text:p>
              <text:p text:style-name="P84">(where <draw:frame draw:style-name="fr1" draw:name="Frame47" text:anchor-type="char" svg:width="0.0161in" draw:z-index="46"><draw:text-box fo:min-height="0.0161in"><text:p text:style-name="Text_20_body"/></draw:text-box></draw:frame><text:span text:style-name="T15">ϵijk</text:span><text:span text:style-name="T12">​</text:span> is the Levi-Civita symbol).</text:p>
            </text:list-item>
          </text:list>
        </text:list-item>
        <text:list-item>
          <text:p text:style-name="P48"><text:span text:style-name="Strong_20_Emphasis"><text:span text:style-name="T3">Basis for </text:span></text:span><draw:frame draw:style-name="fr1" draw:name="Frame48" text:anchor-type="char" svg:width="0.0161in" draw:z-index="47"><draw:text-box fo:min-height="0.0161in"><text:p text:style-name="Text_20_body"/></draw:text-box></draw:frame><text:span text:style-name="Strong_20_Emphasis"><text:span text:style-name="T9">2×2</text:span></text:span><text:span text:style-name="Strong_20_Emphasis"><text:span text:style-name="T3"> Matrices</text:span></text:span><text:span text:style-name="T2">:</text:span></text:p>
          <text:list>
            <text:list-item>
              <text:p text:style-name="P81">Any <draw:frame draw:style-name="fr1" draw:name="Frame49" text:anchor-type="char" svg:width="0.0161in" draw:z-index="48"><draw:text-box fo:min-height="0.0161in"><text:p text:style-name="Text_20_body"/></draw:text-box></draw:frame><text:span text:style-name="T12">2×2</text:span> complex matrix can be written as a linear combination of <draw:frame draw:style-name="fr1" draw:name="Frame50" text:anchor-type="char" svg:width="0.0161in" draw:z-index="49"><draw:text-box fo:min-height="0.0161in"><text:p text:style-name="Text_20_body"/></draw:text-box></draw:frame><text:span text:style-name="T15">I</text:span> (identity) and the three Pauli matrices.</text:p>
            </text:list-item>
          </text:list>
        </text:list-item>
      </text:list>
      <text:p text:style-name="P23"/>
      <text:h text:style-name="P3" text:outline-level="3"><text:span text:style-name="Strong_20_Emphasis"><text:span text:style-name="T4">Deep Physical Meaning</text:span></text:span></text:h>
      <text:list xml:id="list825240576" text:style-name="L3">
        <text:list-item>
          <text:p text:style-name="P56"><text:span text:style-name="Strong_20_Emphasis"><text:span text:style-name="T3">Spin-½ Systems</text:span></text:span><text:span text:style-name="T2">:</text:span></text:p>
          <text:list>
            <text:list-item>
              <text:p text:style-name="P57"><text:span text:style-name="T2">In quantum mechanics, they describe the </text:span><text:span text:style-name="Strong_20_Emphasis"><text:span text:style-name="T3">intrinsic angular momentum (spin)</text:span></text:span><text:span text:style-name="T2"> of particles like electrons.</text:span></text:p>
            </text:list-item>
            <text:list-item>
              <text:p text:style-name="P85">The eigenvectors of <draw:frame draw:style-name="fr1" draw:name="Frame51" text:anchor-type="char" svg:width="0.0161in" draw:z-index="50"><draw:text-box fo:min-height="0.0161in"><text:p text:style-name="Text_20_body"/></draw:text-box></draw:frame><text:span text:style-name="T15">σz</text:span><text:span text:style-name="T12">​</text:span> (for example) represent "spin-up" (<draw:frame draw:style-name="fr1" draw:name="Frame52" text:anchor-type="char" svg:width="0.0161in" draw:z-index="51"><draw:text-box fo:min-height="0.0161in"><text:p text:style-name="Text_20_body"/></draw:text-box></draw:frame>∣<text:span text:style-name="T12">0⟩</text:span>) and "spin-down" (<draw:frame draw:style-name="fr1" draw:name="Frame53" text:anchor-type="char" svg:width="0.0161in" draw:z-index="52"><draw:text-box fo:min-height="0.0161in"><text:p text:style-name="Text_20_body"/></draw:text-box></draw:frame>∣<text:span text:style-name="T12">1⟩</text:span>) states.</text:p>
            </text:list-item>
          </text:list>
        </text:list-item>
        <text:list-item>
          <text:p text:style-name="P56"><text:span text:style-name="Strong_20_Emphasis"><text:span text:style-name="T3">Qubit Operations in Quantum Computing</text:span></text:span><text:span text:style-name="T2">:</text:span></text:p>
          <text:list>
            <text:list-item>
              <text:p text:style-name="P40"><draw:frame draw:style-name="fr1" draw:name="Frame54" text:anchor-type="char" svg:width="0.0161in" draw:z-index="53"><draw:text-box fo:min-height="0.0161in"><text:p text:style-name="Text_20_body"/></draw:text-box></draw:frame><text:soft-page-break/><text:span text:style-name="T7">σx</text:span><text:span text:style-name="T9">​</text:span><text:span text:style-name="T2"> (also called the </text:span><text:span text:style-name="Strong_20_Emphasis"><text:span text:style-name="T3">bit-flip</text:span></text:span><text:span text:style-name="T2"> or </text:span><text:span text:style-name="Strong_20_Emphasis"><text:span text:style-name="T3">X gate</text:span></text:span><text:span text:style-name="T2">) flips </text:span><draw:frame draw:style-name="fr1" draw:name="Frame55" text:anchor-type="char" svg:width="0.0161in" draw:z-index="54"><draw:text-box fo:min-height="0.0161in"><text:p text:style-name="Text_20_body"/></draw:text-box></draw:frame><text:span text:style-name="T2">∣</text:span><text:span text:style-name="T9">0⟩</text:span><text:span text:style-name="T2"> to </text:span><draw:frame draw:style-name="fr1" draw:name="Frame56" text:anchor-type="char" svg:width="0.0161in" draw:z-index="55"><draw:text-box fo:min-height="0.0161in"><text:p text:style-name="Text_20_body"/></draw:text-box></draw:frame><text:span text:style-name="T2">∣</text:span><text:span text:style-name="T9">1⟩</text:span><text:span text:style-name="T2"> and vice versa.</text:span></text:p>
            </text:list-item>
            <text:list-item>
              <text:p text:style-name="P40"><draw:frame draw:style-name="fr1" draw:name="Frame57" text:anchor-type="char" svg:width="0.0161in" draw:z-index="56"><draw:text-box fo:min-height="0.0161in"><text:p text:style-name="Text_20_body"/></draw:text-box></draw:frame><text:span text:style-name="T7">σz</text:span><text:span text:style-name="T9">​</text:span><text:span text:style-name="T2"> (the </text:span><text:span text:style-name="Strong_20_Emphasis"><text:span text:style-name="T3">phase-flip</text:span></text:span><text:span text:style-name="T2"> or </text:span><text:span text:style-name="Strong_20_Emphasis"><text:span text:style-name="T3">Z gate</text:span></text:span><text:span text:style-name="T2">) introduces a relative phase between </text:span><draw:frame draw:style-name="fr1" draw:name="Frame58" text:anchor-type="char" svg:width="0.0161in" draw:z-index="57"><draw:text-box fo:min-height="0.0161in"><text:p text:style-name="Text_20_body"/></draw:text-box></draw:frame><text:span text:style-name="T2">∣</text:span><text:span text:style-name="T9">0⟩</text:span><text:span text:style-name="T2"> and </text:span><draw:frame draw:style-name="fr1" draw:name="Frame59" text:anchor-type="char" svg:width="0.0161in" draw:z-index="58"><draw:text-box fo:min-height="0.0161in"><text:p text:style-name="Text_20_body"/></draw:text-box></draw:frame><text:span text:style-name="T2">∣</text:span><text:span text:style-name="T9">1⟩</text:span><text:span text:style-name="T2">.</text:span></text:p>
            </text:list-item>
            <text:list-item>
              <text:p text:style-name="P85"><draw:frame draw:style-name="fr1" draw:name="Frame60" text:anchor-type="char" svg:width="0.0161in" draw:z-index="59"><draw:text-box fo:min-height="0.0161in"><text:p text:style-name="Text_20_body"/></draw:text-box></draw:frame><text:span text:style-name="T15">σy</text:span><text:span text:style-name="T12">​</text:span> does both a bit-flip and a phase-flip.</text:p>
            </text:list-item>
          </text:list>
        </text:list-item>
        <text:list-item>
          <text:p text:style-name="P56"><text:span text:style-name="Strong_20_Emphasis"><text:span text:style-name="T3">Bloch Sphere Representation</text:span></text:span><text:span text:style-name="T2">:</text:span></text:p>
          <text:list>
            <text:list-item>
              <text:p text:style-name="P57"><text:span text:style-name="T2">The Pauli matrices correspond to rotations on the </text:span><text:span text:style-name="Strong_20_Emphasis"><text:span text:style-name="T3">Bloch sphere</text:span></text:span><text:span text:style-name="T2">, a geometric representation of a qubit’s state.</text:span></text:p>
            </text:list-item>
            <text:list-item>
              <text:p text:style-name="P85"><draw:frame draw:style-name="fr1" draw:name="Frame61" text:anchor-type="char" svg:width="0.0161in" draw:z-index="60"><draw:text-box fo:min-height="0.0161in"><text:p text:style-name="Text_20_body"/></draw:text-box></draw:frame><text:span text:style-name="T15">σx</text:span><text:span text:style-name="T12">​,</text:span><text:span text:style-name="T15">σy</text:span><text:span text:style-name="T12">​,</text:span><text:span text:style-name="T15">σz</text:span><text:span text:style-name="T12">​</text:span> generate rotations around the <draw:frame draw:style-name="fr1" draw:name="Frame62" text:anchor-type="char" svg:width="0.0161in" draw:z-index="61"><draw:text-box fo:min-height="0.0161in"><text:p text:style-name="Text_20_body"/></draw:text-box></draw:frame><text:span text:style-name="T15">x</text:span><text:span text:style-name="T12">,</text:span><text:span text:style-name="T15">y</text:span><text:span text:style-name="T12">,</text:span><text:span text:style-name="T15">z</text:span>-axes, respectively.</text:p>
            </text:list-item>
          </text:list>
        </text:list-item>
        <text:list-item>
          <text:p text:style-name="P56"><text:span text:style-name="Strong_20_Emphasis"><text:span text:style-name="T3">Lie Algebra &amp; Symmetry</text:span></text:span><text:span text:style-name="T2">:</text:span></text:p>
          <text:list>
            <text:list-item>
              <text:p text:style-name="P57"><text:span text:style-name="T2">They form the </text:span><text:span text:style-name="Strong_20_Emphasis"><text:span text:style-name="T3">generators of the SU(2) group</text:span></text:span><text:span text:style-name="T2">, which describes rotations in quantum mechanics.</text:span></text:p>
            </text:list-item>
            <text:list-item>
              <text:p text:style-name="P57"><text:span text:style-name="T2">They are deeply connected to </text:span><text:span text:style-name="Strong_20_Emphasis"><text:span text:style-name="T3">angular momentum</text:span></text:span><text:span text:style-name="T2"> and </text:span><text:span text:style-name="Strong_20_Emphasis"><text:span text:style-name="T3">magnetic moments</text:span></text:span><text:span text:style-name="T2"> in physics.</text:span></text:p>
            </text:list-item>
          </text:list>
        </text:list-item>
      </text:list>
      <text:p text:style-name="P23"/>
      <text:h text:style-name="P20" text:outline-level="3"><text:span text:style-name="Strong_20_Emphasis"><text:span text:style-name="T4">Example: Eigenstates of </text:span></text:span><draw:frame draw:style-name="fr1" draw:name="Frame63" text:anchor-type="char" svg:width="0.0161in" draw:z-index="62"><draw:text-box fo:min-height="0.0161in"><text:p text:style-name="Text_20_body"/></draw:text-box></draw:frame><text:span text:style-name="Strong_20_Emphasis"><text:span text:style-name="T8">σz</text:span></text:span><text:span text:style-name="Strong_20_Emphasis"><text:span text:style-name="T10">​</text:span></text:span></text:h>
      <text:p text:style-name="P9">The matrix <draw:frame draw:style-name="fr1" draw:name="Frame64" text:anchor-type="char" svg:width="0.0161in" draw:z-index="63"><draw:text-box fo:min-height="0.0161in"><text:p text:style-name="Text_20_body"/></draw:text-box></draw:frame><text:span text:style-name="T15">σz</text:span><text:span text:style-name="T12">​</text:span> is diagonal, so its eigenvectors are simply:</text:p>
      <text:list xml:id="list2196182143" text:style-name="L4">
        <text:list-item>
          <text:p text:style-name="P108"><draw:frame draw:style-name="fr1" draw:name="Frame65" text:anchor-type="char" svg:width="0.0161in" draw:z-index="64"><draw:text-box fo:min-height="0.0161in"><text:p text:style-name="Text_20_body"/></draw:text-box></draw:frame>∣<text:span text:style-name="T14">0⟩=</text:span><text:span text:style-name="T18">(</text:span><text:span text:style-name="T14">10​</text:span><text:span text:style-name="T18">)</text:span><text:span text:style-name="T1"> (eigenvalue </text:span><draw:frame draw:style-name="fr1" draw:name="Frame66" text:anchor-type="char" svg:width="0.0161in" draw:z-index="65"><draw:text-box fo:min-height="0.0161in"><text:p text:style-name="Text_20_body"/></draw:text-box></draw:frame><text:span text:style-name="T14">+1</text:span><text:span text:style-name="T1">)</text:span></text:p>
        </text:list-item>
        <text:list-item>
          <text:p text:style-name="P108"><draw:frame draw:style-name="fr1" draw:name="Frame67" text:anchor-type="char" svg:width="0.0161in" draw:z-index="66"><draw:text-box fo:min-height="0.0161in"><text:p text:style-name="Text_20_body"/></draw:text-box></draw:frame>∣<text:span text:style-name="T14">1⟩=</text:span><text:span text:style-name="T18">(</text:span><text:span text:style-name="T14">01​</text:span><text:span text:style-name="T18">)</text:span><text:span text:style-name="T1"> (eigenvalue </text:span><draw:frame draw:style-name="fr1" draw:name="Frame68" text:anchor-type="char" svg:width="0.0161in" draw:z-index="67"><draw:text-box fo:min-height="0.0161in"><text:p text:style-name="Text_20_body"/></draw:text-box></draw:frame><text:span text:style-name="T1">−</text:span><text:span text:style-name="T14">1</text:span><text:span text:style-name="T1">)</text:span></text:p>
        </text:list-item>
      </text:list>
      <text:p text:style-name="P26"><text:span text:style-name="T2">These represent the </text:span><text:span text:style-name="Strong_20_Emphasis"><text:span text:style-name="T3">computational basis states</text:span></text:span><text:span text:style-name="T2"> in quantum computing.</text:span></text:p>
      <text:p text:style-name="P23"/>
      <text:h text:style-name="P3" text:outline-level="3"><text:span text:style-name="Strong_20_Emphasis"><text:span text:style-name="T4">Conclusion</text:span></text:span></text:h>
      <text:p text:style-name="P26"><text:span text:style-name="T2">The Pauli operators are not just mathematical curiosities—they are </text:span><text:span text:style-name="Strong_20_Emphasis"><text:span text:style-name="T3">fundamental to quantum physics</text:span></text:span><text:span text:style-name="T2">, encoding the behavior of spin, rotations, and quantum gates. Their algebraic properties make them indispensable in </text:span><text:span text:style-name="Strong_20_Emphasis"><text:span text:style-name="T3">quantum mechanics, quantum information, and particle physics</text:span></text:span><text:span text:style-name="T2">.</text:span></text:p>
      <text:p text:style-name="P8">Would you like an example of how they act on quantum states or their role in quantum circuits?</text:p>
      <text:p text:style-name="P16">can i download this chat?</text:p>
      <text:p text:style-name="P25"><text:span text:style-name="T2">Currently, </text:span><text:span text:style-name="Strong_20_Emphasis"><text:span text:style-name="T3">DeepSeek Chat</text:span></text:span><text:span text:style-name="T2"> doesn't have a built-in feature to directly download chat histories. However, you can manually save this conversation by:</text:span></text:p>
      <text:h text:style-name="P3" text:outline-level="3"><text:soft-page-break/><text:span text:style-name="Strong_20_Emphasis"><text:span text:style-name="T4">Methods to Save the Chat:</text:span></text:span></text:h>
      <text:list xml:id="list721370994" text:style-name="L5">
        <text:list-item>
          <text:p text:style-name="P58"><text:span text:style-name="Strong_20_Emphasis"><text:span text:style-name="T3">Copy &amp; Paste</text:span></text:span></text:p>
          <text:list>
            <text:list-item>
              <text:p text:style-name="P59"><text:span text:style-name="T2">Select the text (click and drag or </text:span><text:span text:style-name="Source_20_Text"><text:span text:style-name="T11">Ctrl+A</text:span></text:span><text:span text:style-name="T2"> / </text:span><text:span text:style-name="Source_20_Text"><text:span text:style-name="T11">Cmd+A</text:span></text:span><text:span text:style-name="T2">).</text:span></text:p>
            </text:list-item>
            <text:list-item>
              <text:p text:style-name="P58"><text:span text:style-name="T2">Copy (</text:span><text:span text:style-name="Source_20_Text"><text:span text:style-name="T11">Ctrl+C</text:span></text:span><text:span text:style-name="T2"> / </text:span><text:span text:style-name="Source_20_Text"><text:span text:style-name="T11">Cmd+C</text:span></text:span><text:span text:style-name="T2">) and paste (</text:span><text:span text:style-name="Source_20_Text"><text:span text:style-name="T11">Ctrl+V</text:span></text:span><text:span text:style-name="T2"> / </text:span><text:span text:style-name="Source_20_Text"><text:span text:style-name="T11">Cmd+V</text:span></text:span><text:span text:style-name="T2">) into a:</text:span></text:p>
              <text:list>
                <text:list-item>
                  <text:p text:style-name="P59"><text:span text:style-name="Strong_20_Emphasis"><text:span text:style-name="T3">Text file</text:span></text:span><text:span text:style-name="T2"> (</text:span><text:span text:style-name="Source_20_Text"><text:span text:style-name="T11">.txt</text:span></text:span><text:span text:style-name="T2">)</text:span></text:p>
                </text:list-item>
                <text:list-item>
                  <text:p text:style-name="P59"><text:span text:style-name="Strong_20_Emphasis"><text:span text:style-name="T3">Word doc</text:span></text:span><text:span text:style-name="T2"> (</text:span><text:span text:style-name="Source_20_Text"><text:span text:style-name="T11">.docx</text:span></text:span><text:span text:style-name="T2">)</text:span></text:p>
                </text:list-item>
                <text:list-item>
                  <text:p text:style-name="P59"><text:span text:style-name="Strong_20_Emphasis"><text:span text:style-name="T3">Notes app</text:span></text:span><text:span text:style-name="T2"> (Google Keep, Notion, etc.)</text:span></text:p>
                </text:list-item>
              </text:list>
            </text:list-item>
          </text:list>
        </text:list-item>
        <text:list-item>
          <text:p text:style-name="P58"><text:span text:style-name="Strong_20_Emphasis"><text:span text:style-name="T3">Screenshot (For Visual Backup)</text:span></text:span></text:p>
          <text:list>
            <text:list-item>
              <text:p text:style-name="P59"><text:span text:style-name="T2">Use </text:span><text:span text:style-name="Source_20_Text"><text:span text:style-name="T11">PrtScn</text:span></text:span><text:span text:style-name="T2"> (Windows) or </text:span><text:span text:style-name="Source_20_Text"><text:span text:style-name="T11">Cmd+Shift+4</text:span></text:span><text:span text:style-name="T2"> (Mac) to capture parts of the chat.</text:span></text:p>
            </text:list-item>
          </text:list>
        </text:list-item>
        <text:list-item>
          <text:p text:style-name="P58"><text:span text:style-name="Strong_20_Emphasis"><text:span text:style-name="T3">Browser Print → Save as PDF</text:span></text:span></text:p>
          <text:list>
            <text:list-item>
              <text:p text:style-name="P59"><text:span text:style-name="T2">Press </text:span><text:span text:style-name="Source_20_Text"><text:span text:style-name="T11">Ctrl+P</text:span></text:span><text:span text:style-name="T2"> (Windows) or </text:span><text:span text:style-name="Source_20_Text"><text:span text:style-name="T11">Cmd+P</text:span></text:span><text:span text:style-name="T2"> (Mac).</text:span></text:p>
            </text:list-item>
            <text:list-item>
              <text:p text:style-name="P59"><text:span text:style-name="T2">Choose </text:span><text:span text:style-name="Strong_20_Emphasis"><text:span text:style-name="T3">"Save as PDF"</text:span></text:span><text:span text:style-name="T2"> instead of printing.</text:span></text:p>
            </text:list-item>
          </text:list>
        </text:list-item>
        <text:list-item>
          <text:p text:style-name="P58"><text:span text:style-name="Strong_20_Emphasis"><text:span text:style-name="T3">Use a Script (For Tech-Savvy Users)</text:span></text:span></text:p>
          <text:list>
            <text:list-item>
              <text:p text:style-name="P93">If you're familiar with JavaScript, you could run a script in the browser console to extract chat logs.</text:p>
            </text:list-item>
          </text:list>
        </text:list-item>
      </text:list>
      <text:p text:style-name="P23"/>
      <text:h text:style-name="P3" text:outline-level="3"><text:span text:style-name="Strong_20_Emphasis"><text:span text:style-name="T4">Future Suggestions for DeepSeek Chat</text:span></text:span></text:h>
      <text:p text:style-name="P26"><text:span text:style-name="T2">It would be great if the platform added an </text:span><text:span text:style-name="Strong_20_Emphasis"><text:span text:style-name="T3">export feature</text:span></text:span><text:span text:style-name="T2"> (like </text:span><text:span text:style-name="Source_20_Text"><text:span text:style-name="T11">.txt</text:span></text:span><text:span text:style-name="T2"> or </text:span><text:span text:style-name="Source_20_Text"><text:span text:style-name="T11">.pdf</text:span></text:span><text:span text:style-name="T2"> download options). You might suggest this to their support team!</text:span></text:p>
      <text:p text:style-name="P8">Would you like help structuring the saved notes in a particular format (e.g., Markdown, LaTeX)? Let me know! 😊</text:p>
      <text:p text:style-name="P16">markdown</text:p>
      <text:p text:style-name="P25"><text:span text:style-name="T2">Here’s the previous discussion formatted in </text:span><text:span text:style-name="Strong_20_Emphasis"><text:span text:style-name="T3">Markdown</text:span></text:span><text:span text:style-name="T2"> for easy saving and organization:</text:span></text:p>
      <text:p text:style-name="P24"/>
      <text:h text:style-name="P1" text:outline-level="1"><text:soft-page-break/><text:span text:style-name="Strong_20_Emphasis"><text:span text:style-name="T5">Pauli Operators &amp; Eigenvectors: Notes</text:span></text:span></text:h>
      <text:h text:style-name="P2" text:outline-level="2"><text:span text:style-name="Strong_20_Emphasis"><text:span text:style-name="T6">1. Simple Eigenvector Example</text:span></text:span></text:h>
      <text:h text:style-name="P3" text:outline-level="3"><text:span text:style-name="Strong_20_Emphasis"><text:span text:style-name="T4">Matrix</text:span></text:span></text:h>
      <text:p text:style-name="P13"><draw:frame draw:style-name="fr1" draw:name="Frame71" text:anchor-type="char" svg:width="0.0161in" draw:z-index="70"><draw:text-box fo:min-height="0.0161in"><text:p text:style-name="Text_20_body"/></draw:text-box></draw:frame><text:span text:style-name="T15">A</text:span>=<text:span text:style-name="T17">[</text:span>42​13​<text:span text:style-name="T17">]</text:span></text:p>
      <text:h text:style-name="P3" text:outline-level="3"><text:span text:style-name="Strong_20_Emphasis"><text:span text:style-name="T4">Eigenvalues</text:span></text:span></text:h>
      <text:p text:style-name="P15"><draw:frame draw:style-name="fr1" draw:name="Frame72" text:anchor-type="char" svg:width="0.0161in" draw:z-index="71"><draw:text-box fo:min-height="0.0161in"><text:p text:style-name="Text_20_body"/></draw:text-box></draw:frame>det(<text:span text:style-name="T15">A</text:span>−<text:span text:style-name="T15">λI</text:span>)=0⟹<text:span text:style-name="T15">λ</text:span>2−7<text:span text:style-name="T15">λ</text:span>+10=0</text:p>
      <text:p text:style-name="P7">Solutions:</text:p>
      <text:list xml:id="list875175843" text:style-name="L6">
        <text:list-item>
          <text:p text:style-name="P106"><draw:frame draw:style-name="fr1" draw:name="Frame73" text:anchor-type="char" svg:width="0.0161in" draw:z-index="72"><draw:text-box fo:min-height="0.0161in"><text:p text:style-name="Text_20_body"/></draw:text-box></draw:frame><text:span text:style-name="T15">λ</text:span>1​=5</text:p>
        </text:list-item>
        <text:list-item>
          <text:p text:style-name="P106"><draw:frame draw:style-name="fr1" draw:name="Frame74" text:anchor-type="char" svg:width="0.0161in" draw:z-index="73"><draw:text-box fo:min-height="0.0161in"><text:p text:style-name="Text_20_body"/></draw:text-box></draw:frame><text:span text:style-name="T15">λ</text:span>2​=2</text:p>
        </text:list-item>
      </text:list>
      <text:h text:style-name="P3" text:outline-level="3"><text:span text:style-name="Strong_20_Emphasis"><text:span text:style-name="T4">Eigenvectors</text:span></text:span></text:h>
      <text:list xml:id="list410551647" text:style-name="L7">
        <text:list-item>
          <text:p text:style-name="P86">For <draw:frame draw:style-name="fr1" draw:name="Frame75" text:anchor-type="char" svg:width="0.0161in" draw:z-index="74"><draw:text-box fo:min-height="0.0161in"><text:p text:style-name="Text_20_body"/></draw:text-box></draw:frame><text:span text:style-name="T15">λ</text:span><text:span text:style-name="T12">1​=5</text:span>:</text:p>
          <text:p text:style-name="P102"><draw:frame draw:style-name="fr1" draw:name="Frame76" text:anchor-type="char" svg:width="0.0161in" draw:z-index="75"><draw:text-box fo:min-height="0.0161in"><text:p text:style-name="Text_20_body"/></draw:text-box></draw:frame><text:span text:style-name="T19">v</text:span>1​=<text:span text:style-name="T17">[</text:span>11​<text:span text:style-name="T17">]</text:span></text:p>
        </text:list-item>
        <text:list-item>
          <text:p text:style-name="P86">For <draw:frame draw:style-name="fr1" draw:name="Frame77" text:anchor-type="char" svg:width="0.0161in" draw:z-index="76"><draw:text-box fo:min-height="0.0161in"><text:p text:style-name="Text_20_body"/></draw:text-box></draw:frame><text:span text:style-name="T15">λ</text:span><text:span text:style-name="T12">2​=2</text:span>:</text:p>
          <text:p text:style-name="P102"><draw:frame draw:style-name="fr1" draw:name="Frame78" text:anchor-type="char" svg:width="0.0161in" draw:z-index="77"><draw:text-box fo:min-height="0.0161in"><text:p text:style-name="Text_20_body"/></draw:text-box></draw:frame><text:span text:style-name="T19">v</text:span>2​=<text:span text:style-name="T17">[</text:span>1−2​<text:span text:style-name="T17">]</text:span></text:p>
        </text:list-item>
      </text:list>
      <text:p text:style-name="P24"/>
      <text:h text:style-name="P2" text:outline-level="2"><text:span text:style-name="Strong_20_Emphasis"><text:span text:style-name="T6">2. Pauli Operators (Matrices)</text:span></text:span></text:h>
      <text:h text:style-name="P3" text:outline-level="3"><text:span text:style-name="Strong_20_Emphasis"><text:span text:style-name="T4">Definitions</text:span></text:span></text:h>
      <text:p text:style-name="P13"><draw:frame draw:style-name="fr1" draw:name="Frame79" text:anchor-type="char" svg:width="0.0161in" draw:z-index="78"><draw:text-box fo:min-height="0.0161in"><text:p text:style-name="Text_20_body"/></draw:text-box></draw:frame><text:span text:style-name="T15">σx</text:span>​=<text:span text:style-name="T17">(</text:span>01​10​<text:span text:style-name="T17">)</text:span>,<text:span text:style-name="T15">σy</text:span>​=<text:span text:style-name="T17">(</text:span>0<text:span text:style-name="T15">i</text:span>​−<text:span text:style-name="T15">i</text:span>0​<text:span text:style-name="T17">)</text:span>,<text:span text:style-name="T15">σz</text:span>​=<text:span text:style-name="T17">(</text:span>10​0−1​<text:span text:style-name="T17">)</text:span></text:p>
      <text:h text:style-name="P3" text:outline-level="3"><text:span text:style-name="Strong_20_Emphasis"><text:span text:style-name="T4">Key Properties</text:span></text:span></text:h>
      <text:list xml:id="list2578588464" text:style-name="L8">
        <text:list-item>
          <text:p text:style-name="P41"><text:span text:style-name="Strong_20_Emphasis"><text:span text:style-name="T3">Hermitian &amp; Unitary</text:span></text:span><text:span text:style-name="T2">: </text:span><draw:frame draw:style-name="fr1" draw:name="Frame80" text:anchor-type="char" svg:width="0.0161in" draw:z-index="79"><draw:text-box fo:min-height="0.0161in"><text:p text:style-name="Text_20_body"/></draw:text-box></draw:frame><text:span text:style-name="T7">σi</text:span><text:span text:style-name="T9">†​=</text:span><text:span text:style-name="T7">σi</text:span><text:span text:style-name="T9">​</text:span><text:span text:style-name="T2">, </text:span><draw:frame draw:style-name="fr1" draw:name="Frame81" text:anchor-type="char" svg:width="0.0161in" draw:z-index="80"><draw:text-box fo:min-height="0.0161in"><text:p text:style-name="Text_20_body"/></draw:text-box></draw:frame><text:span text:style-name="T7">σi</text:span><text:span text:style-name="T9">†​</text:span><text:span text:style-name="T7">σi</text:span><text:span text:style-name="T9">​=</text:span><text:span text:style-name="T7">I</text:span><text:span text:style-name="T2">.</text:span></text:p>
        </text:list-item>
        <text:list-item>
          <text:p text:style-name="P49"><text:span text:style-name="Strong_20_Emphasis"><text:span text:style-name="T3">Eigenvalues</text:span></text:span><text:span text:style-name="T2">: </text:span><draw:frame draw:style-name="fr1" draw:name="Frame82" text:anchor-type="char" svg:width="0.0161in" draw:z-index="81"><draw:text-box fo:min-height="0.0161in"><text:p text:style-name="Text_20_body"/></draw:text-box></draw:frame><text:span text:style-name="T9">±1</text:span><text:span text:style-name="T2"> for all Pauli matrices.</text:span></text:p>
        </text:list-item>
        <text:list-item>
          <text:p text:style-name="P60"><text:span text:style-name="Strong_20_Emphasis"><text:span text:style-name="T3">Qubit Gates</text:span></text:span><text:span text:style-name="T2">:</text:span></text:p>
          <text:list>
            <text:list-item>
              <text:p text:style-name="P87"><draw:frame draw:style-name="fr1" draw:name="Frame83" text:anchor-type="char" svg:width="0.0161in" draw:z-index="82"><draw:text-box fo:min-height="0.0161in"><text:p text:style-name="Text_20_body"/></draw:text-box></draw:frame><text:span text:style-name="T15">σx</text:span><text:span text:style-name="T12">​</text:span>: Bit-flip (<draw:frame draw:style-name="fr1" draw:name="Frame84" text:anchor-type="char" svg:width="0.0161in" draw:z-index="83"><draw:text-box fo:min-height="0.0161in"><text:p text:style-name="Text_20_body"/></draw:text-box></draw:frame><text:span text:style-name="T15">X</text:span> gate).</text:p>
            </text:list-item>
            <text:list-item>
              <text:p text:style-name="P87"><draw:frame draw:style-name="fr1" draw:name="Frame85" text:anchor-type="char" svg:width="0.0161in" draw:z-index="84"><draw:text-box fo:min-height="0.0161in"><text:p text:style-name="Text_20_body"/></draw:text-box></draw:frame><text:span text:style-name="T15">σz</text:span><text:span text:style-name="T12">​</text:span>: Phase-flip (<draw:frame draw:style-name="fr1" draw:name="Frame86" text:anchor-type="char" svg:width="0.0161in" draw:z-index="85"><draw:text-box fo:min-height="0.0161in"><text:p text:style-name="Text_20_body"/></draw:text-box></draw:frame><text:span text:style-name="T15">Z</text:span> gate).</text:p>
            </text:list-item>
          </text:list>
        </text:list-item>
      </text:list>
      <text:h text:style-name="P3" text:outline-level="3"><text:soft-page-break/><text:span text:style-name="Strong_20_Emphasis"><text:span text:style-name="T4">Physical Meaning</text:span></text:span></text:h>
      <text:list xml:id="list597848687" text:style-name="L9">
        <text:list-item>
          <text:p text:style-name="P61"><text:span text:style-name="T2">Describe </text:span><text:span text:style-name="Strong_20_Emphasis"><text:span text:style-name="T3">spin-½ particles</text:span></text:span><text:span text:style-name="T2"> (e.g., electrons).</text:span></text:p>
        </text:list-item>
        <text:list-item>
          <text:p text:style-name="P61"><text:span text:style-name="T2">Represent </text:span><text:span text:style-name="Strong_20_Emphasis"><text:span text:style-name="T3">rotations</text:span></text:span><text:span text:style-name="T2"> on the Bloch sphere.</text:span></text:p>
        </text:list-item>
        <text:list-item>
          <text:p text:style-name="P61"><text:span text:style-name="T2">Basis for </text:span><text:span text:style-name="Strong_20_Emphasis"><text:span text:style-name="T3">quantum error correction</text:span></text:span><text:span text:style-name="T2">.</text:span></text:p>
        </text:list-item>
      </text:list>
      <text:p text:style-name="P24"/>
      <text:h text:style-name="P2" text:outline-level="2"><text:span text:style-name="Strong_20_Emphasis"><text:span text:style-name="T6">How to Save This Chat</text:span></text:span></text:h>
      <text:list xml:id="list1275012738" text:style-name="L10">
        <text:list-item>
          <text:p text:style-name="P62"><text:span text:style-name="Strong_20_Emphasis"><text:span text:style-name="T3">Copy-paste</text:span></text:span><text:span text:style-name="T2"> into a </text:span><text:span text:style-name="Source_20_Text"><text:span text:style-name="T11">.md</text:span></text:span><text:span text:style-name="T2"> file (e.g., </text:span><text:span text:style-name="Source_20_Text"><text:span text:style-name="T11">notes.md</text:span></text:span><text:span text:style-name="T2">).</text:span></text:p>
        </text:list-item>
        <text:list-item>
          <text:p text:style-name="P63"><text:span text:style-name="Strong_20_Emphasis"><text:span text:style-name="T3">Export as PDF</text:span></text:span><text:span text:style-name="T2">:</text:span></text:p>
          <text:list>
            <text:list-item>
              <text:p text:style-name="P62"><text:span text:style-name="T2">Print (</text:span><text:span text:style-name="Source_20_Text"><text:span text:style-name="T11">Ctrl+P</text:span></text:span><text:span text:style-name="T2">) → Choose "Save as PDF".</text:span></text:p>
            </text:list-item>
          </text:list>
        </text:list-item>
        <text:list-item>
          <text:p text:style-name="P62"><text:span text:style-name="Strong_20_Emphasis"><text:span text:style-name="T3">Screenshot</text:span></text:span><text:span text:style-name="T2">: Use </text:span><text:span text:style-name="Source_20_Text"><text:span text:style-name="T11">PrtScn</text:span></text:span><text:span text:style-name="T2"> or </text:span><text:span text:style-name="Source_20_Text"><text:span text:style-name="T11">Cmd+Shift+4</text:span></text:span><text:span text:style-name="T2"> (Mac).</text:span></text:p>
        </text:list-item>
      </text:list>
      <text:p text:style-name="P24"/>
      <text:h text:style-name="P3" text:outline-level="3"><text:span text:style-name="Strong_20_Emphasis"><text:span text:style-name="T4">Markdown File Example</text:span></text:span></text:h>
      <text:p text:style-name="P26"><text:span text:style-name="T2">Save the above as </text:span><text:span text:style-name="Source_20_Text"><text:span text:style-name="T11">quantum_notes.md</text:span></text:span><text:span text:style-name="T2"> and render it with:</text:span></text:p>
      <text:list xml:id="list357165638" text:style-name="L11">
        <text:list-item>
          <text:p text:style-name="P64"><text:span text:style-name="Strong_20_Emphasis"><text:span text:style-name="T3">VS Code</text:span></text:span><text:span text:style-name="T2"> (with Markdown preview).</text:span></text:p>
        </text:list-item>
        <text:list-item>
          <text:p text:style-name="P64"><text:span text:style-name="Strong_20_Emphasis"><text:span text:style-name="T3">Typora</text:span></text:span><text:span text:style-name="T2"> (user-friendly Markdown editor).</text:span></text:p>
        </text:list-item>
      </text:list>
      <text:p text:style-name="P7">Let me know if you'd like help with LaTeX formatting or additional examples! 😊</text:p>
      <text:p text:style-name="P24"/>
      <text:p text:style-name="P27"><text:span text:style-name="T2">You can now save this as a </text:span><text:span text:style-name="Source_20_Text"><text:span text:style-name="T11">.md</text:span></text:span><text:span text:style-name="T2"> file and open it with any Markdown-compatible viewer (e.g., GitHub, Obsidian, or Typora). Would you like a more structured template for future notes?</text:span></text:p>
      <text:p text:style-name="P17">New chat</text:p>
      <text:p text:style-name="P18">DeepThink (R1)</text:p>
      <text:p text:style-name="P18">Search</text:p>
      <text:p text:style-name="P19">AI-generated, for reference onl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TeX Main" svg:font-family="'KaTeX Main'"/>
    <style:font-face style:name="KaTeX Main1" svg:font-family="'KaTeX Main', 'Times New Roman', serif"/>
    <style:font-face style:name="KaTeX Math" svg:font-family="'KaTeX Math'"/>
    <style:font-face style:name="KaTeX Size3" svg:font-family="'KaTeX Size3'"/>
    <style:font-face style:name="KaTeX Size4" svg:font-family="'KaTeX Size4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22:22:55.090589488</meta:creation-date>
    <dc:date>2025-06-23T22:36:15.149198310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4" meta:paragraph-count="291" meta:word-count="1697" meta:character-count="12210" meta:non-whitespace-character-count="8708"/>
  </office:meta>
</office:document-meta>
</file>